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shelf Symbol 7" svg:font-family="'Bookshelf Symbol 7'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Sitka Heading" svg:font-family="'Sitka Heading'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Unique Sequences</text:p>
        <text:p text:style-name="P1">1. 111111</text:p>
        <text:p text:style-name="P1">2. 111112</text:p>
        <text:p text:style-name="P1">3. 111113</text:p>
        <text:p text:style-name="P1">4. 111114</text:p>
        <text:p text:style-name="P1">5. 111122</text:p>
        <text:p text:style-name="P1">6. 111123</text:p>
        <text:p text:style-name="P1">7. 111124</text:p>
        <text:p text:style-name="P1">8. 111132</text:p>
        <text:p text:style-name="P1">9. 111133</text:p>
        <text:p text:style-name="P1">10. 111134</text:p>
        <text:p text:style-name="P1">11. 111142</text:p>
        <text:p text:style-name="P1">12. 111143</text:p>
        <text:p text:style-name="P1">13. 111144</text:p>
        <text:p text:style-name="P1">14. 111212</text:p>
        <text:p text:style-name="P1">15. 111213</text:p>
        <text:p text:style-name="P1">16. 111214</text:p>
        <text:p text:style-name="P1">17. 111222</text:p>
        <text:p text:style-name="P1">18. 111223</text:p>
        <text:p text:style-name="P1">19. 111224</text:p>
        <text:p text:style-name="P1">20. 111232</text:p>
        <text:p text:style-name="P1">21. 111233</text:p>
        <text:p text:style-name="P1">22. 111234</text:p>
        <text:p text:style-name="P1">23. 111242</text:p>
        <text:p text:style-name="P1">24. 111243</text:p>
        <text:p text:style-name="P1">25. 111244</text:p>
        <text:p text:style-name="P1">26. 111312</text:p>
        <text:p text:style-name="P1">27. 111313</text:p>
        <text:p text:style-name="P1">28. 111314</text:p>
        <text:p text:style-name="P1">29. 111322</text:p>
        <text:p text:style-name="P1">30. 111323</text:p>
        <text:p text:style-name="P1">31. 111324</text:p>
        <text:p text:style-name="P1">32. 111332</text:p>
        <text:p text:style-name="P1">33. 111333</text:p>
        <text:p text:style-name="P1">34. 111334</text:p>
        <text:p text:style-name="P1">35. 111342</text:p>
        <text:p text:style-name="P1">36. 111343</text:p>
        <text:p text:style-name="P1">37. 111344</text:p>
        <text:p text:style-name="P1">38. 111412</text:p>
        <text:p text:style-name="P1">39. 111413</text:p>
        <text:p text:style-name="P1">40. 111414</text:p>
        <text:p text:style-name="P1">41. 111422</text:p>
        <text:p text:style-name="P1">42. 111423</text:p>
        <text:p text:style-name="P1">43. 111424</text:p>
        <text:p text:style-name="P1">44. 111432</text:p>
        <text:p text:style-name="P1">45. 111433</text:p>
        <text:p text:style-name="P1">46. 111434</text:p>
        <text:p text:style-name="P1">47. 111442</text:p>
        <text:p text:style-name="P1">48. 111443</text:p>
        <text:p text:style-name="P1">49. 111444</text:p>
        <text:p text:style-name="P1">50. 112112</text:p>
        <text:p text:style-name="P1">51. 112113</text:p>
        <text:p text:style-name="P1">52. 112114</text:p>
        <text:p text:style-name="P1">53. 112122</text:p>
        <text:p text:style-name="P1">54. 112123</text:p>
        <text:p text:style-name="P1">55. 112124</text:p>
        <text:p text:style-name="P1">56. 112132</text:p>
        <text:p text:style-name="P1">57. 112133</text:p>
        <text:p text:style-name="P1">58. 112134</text:p>
        <text:p text:style-name="P1">59. 112142</text:p>
        <text:p text:style-name="P1">60. 112143</text:p>
        <text:p text:style-name="P1">61. 112144</text:p>
        <text:p text:style-name="P1">62. 112212</text:p>
        <text:p text:style-name="P1">63. 112213</text:p>
        <text:p text:style-name="P1">64. 112214</text:p>
        <text:p text:style-name="P1">65. 112222</text:p>
        <text:p text:style-name="P1">66. 112223</text:p>
        <text:p text:style-name="P1">67. 112224</text:p>
        <text:p text:style-name="P1">68. 112232</text:p>
        <text:p text:style-name="P1">69. 112233</text:p>
        <text:p text:style-name="P1">70. 112234</text:p>
        <text:p text:style-name="P1">71. 112242</text:p>
        <text:p text:style-name="P1">72. 112243</text:p>
        <text:p text:style-name="P1">73. 112244</text:p>
        <text:p text:style-name="P1">74. 112312</text:p>
        <text:p text:style-name="P1">75. 112313</text:p>
        <text:p text:style-name="P1">76. 112314</text:p>
        <text:p text:style-name="P1">77. 112322</text:p>
        <text:p text:style-name="P1">78. 112323</text:p>
        <text:p text:style-name="P1">79. 112324</text:p>
        <text:p text:style-name="P1">80. 112332</text:p>
        <text:p text:style-name="P1">81. 112333</text:p>
        <text:p text:style-name="P1">82. 112334</text:p>
        <text:p text:style-name="P1">83. 112342</text:p>
        <text:p text:style-name="P1">84. 112343</text:p>
        <text:p text:style-name="P1">85. 112344</text:p>
        <text:p text:style-name="P1">86. 112412</text:p>
        <text:p text:style-name="P1">87. 112413</text:p>
        <text:p text:style-name="P1">88. 112414</text:p>
        <text:p text:style-name="P1">89. 112422</text:p>
        <text:p text:style-name="P1">90. 112423</text:p>
        <text:p text:style-name="P1">91. 112424</text:p>
        <text:p text:style-name="P1">92. 112432</text:p>
        <text:p text:style-name="P1">93. 112433</text:p>
        <text:p text:style-name="P1">94. 112434</text:p>
        <text:p text:style-name="P1">95. 112442</text:p>
        <text:p text:style-name="P1">96. 112443</text:p>
        <text:p text:style-name="P1">97. 112444</text:p>
        <text:p text:style-name="P1">98. 113113</text:p>
        <text:p text:style-name="P1">99. 113114</text:p>
        <text:p text:style-name="P1">100. 113122</text:p>
        <text:p text:style-name="P1">101. 113123</text:p>
        <text:p text:style-name="P1">102. 113124</text:p>
        <text:p text:style-name="P1">103. 113132</text:p>
        <text:p text:style-name="P1">104. 113133</text:p>
        <text:p text:style-name="P1">105. 113134</text:p>
        <text:p text:style-name="P1">106. 113142</text:p>
        <text:p text:style-name="P1">107. 113143</text:p>
        <text:p text:style-name="P1">108. 113144</text:p>
        <text:p text:style-name="P1">109. 113212</text:p>
        <text:p text:style-name="P1">110. 113213</text:p>
        <text:p text:style-name="P1">111. 113214</text:p>
        <text:p text:style-name="P1">112. 113222</text:p>
        <text:p text:style-name="P1">113. 113223</text:p>
        <text:p text:style-name="P1">114. 113224</text:p>
        <text:p text:style-name="P1">115. 113232</text:p>
        <text:p text:style-name="P1">116. 113233</text:p>
        <text:p text:style-name="P1">117. 113234</text:p>
        <text:p text:style-name="P1">118. 113242</text:p>
        <text:p text:style-name="P1">119. 113243</text:p>
        <text:p text:style-name="P1">120. 113244</text:p>
        <text:p text:style-name="P1">121. 113312</text:p>
        <text:p text:style-name="P1">122. 113313</text:p>
        <text:p text:style-name="P1">123. 113314</text:p>
        <text:p text:style-name="P1">124. 113322</text:p>
        <text:p text:style-name="P1">125. 113323</text:p>
        <text:p text:style-name="P1">126. 113324</text:p>
        <text:p text:style-name="P1">127. 113332</text:p>
        <text:p text:style-name="P1">128. 113333</text:p>
        <text:p text:style-name="P1">129. 113334</text:p>
        <text:p text:style-name="P1">130. 113342</text:p>
        <text:p text:style-name="P1">131. 113343</text:p>
        <text:p text:style-name="P1">132. 113344</text:p>
        <text:p text:style-name="P1">133. 113412</text:p>
        <text:p text:style-name="P1">134. 113413</text:p>
        <text:p text:style-name="P1">135. 113414</text:p>
        <text:p text:style-name="P1">136. 113422</text:p>
        <text:p text:style-name="P1">137. 113423</text:p>
        <text:p text:style-name="P1">138. 113424</text:p>
        <text:p text:style-name="P1">139. 113432</text:p>
        <text:p text:style-name="P1">140. 113433</text:p>
        <text:p text:style-name="P1">141. 113434</text:p>
        <text:p text:style-name="P1">142. 113442</text:p>
        <text:p text:style-name="P1">143. 113443</text:p>
        <text:p text:style-name="P1">144. 113444</text:p>
        <text:p text:style-name="P1">145. 114114</text:p>
        <text:p text:style-name="P1">146. 114122</text:p>
        <text:p text:style-name="P1">147. 114123</text:p>
        <text:p text:style-name="P1">148. 114124</text:p>
        <text:p text:style-name="P1">149. 114132</text:p>
        <text:p text:style-name="P1">150. 114133</text:p>
        <text:p text:style-name="P1">151. 114134</text:p>
        <text:p text:style-name="P1">152. 114142</text:p>
        <text:p text:style-name="P1">153. 114143</text:p>
        <text:p text:style-name="P1">154. 114144</text:p>
        <text:p text:style-name="P1">155. 114212</text:p>
        <text:p text:style-name="P1">156. 114213</text:p>
        <text:p text:style-name="P1">157. 114214</text:p>
        <text:p text:style-name="P1">158. 114222</text:p>
        <text:p text:style-name="P1">159. 114223</text:p>
        <text:p text:style-name="P1">160. 114224</text:p>
        <text:p text:style-name="P1">161. 114232</text:p>
        <text:p text:style-name="P1">162. 114233</text:p>
        <text:p text:style-name="P1">163. 114234</text:p>
        <text:p text:style-name="P1">164. 114242</text:p>
        <text:p text:style-name="P1">165. 114243</text:p>
        <text:p text:style-name="P1">166. 114244</text:p>
        <text:p text:style-name="P1">167. 114312</text:p>
        <text:p text:style-name="P1">168. 114313</text:p>
        <text:p text:style-name="P1">169. 114314</text:p>
        <text:p text:style-name="P1">170. 114322</text:p>
        <text:p text:style-name="P1">171. 114323</text:p>
        <text:p text:style-name="P1">172. 114324</text:p>
        <text:p text:style-name="P1">173. 114332</text:p>
        <text:p text:style-name="P1">174. 114333</text:p>
        <text:p text:style-name="P1">175. 114334</text:p>
        <text:p text:style-name="P1">176. 114342</text:p>
        <text:p text:style-name="P1">177. 114343</text:p>
        <text:p text:style-name="P1">178. 114344</text:p>
        <text:p text:style-name="P1">179. 114412</text:p>
        <text:p text:style-name="P1">180. 114413</text:p>
        <text:p text:style-name="P1">181. 114414</text:p>
        <text:p text:style-name="P1">182. 114422</text:p>
        <text:p text:style-name="P1">183. 114423</text:p>
        <text:p text:style-name="P1">184. 114424</text:p>
        <text:p text:style-name="P1">185. 114432</text:p>
        <text:p text:style-name="P1">186. 114433</text:p>
        <text:p text:style-name="P1">187. 114434</text:p>
        <text:p text:style-name="P1">188. 114442</text:p>
        <text:p text:style-name="P1">189. 114443</text:p>
        <text:p text:style-name="P1">190. 114444</text:p>
        <text:p text:style-name="P1">191. 121212</text:p>
        <text:p text:style-name="P1">192. 121213</text:p>
        <text:p text:style-name="P1">193. 121214</text:p>
        <text:p text:style-name="P1">194. 121222</text:p>
        <text:p text:style-name="P1">195. 121223</text:p>
        <text:p text:style-name="P1"><text:soft-page-break/>196. 121224</text:p>
        <text:p text:style-name="P1">197. 121232</text:p>
        <text:p text:style-name="P1">198. 121233</text:p>
        <text:p text:style-name="P1">199. 121234</text:p>
        <text:p text:style-name="P1">200. 121242</text:p>
        <text:p text:style-name="P1">201. 121243</text:p>
        <text:p text:style-name="P1">202. 121244</text:p>
        <text:p text:style-name="P1">203. 121313</text:p>
        <text:p text:style-name="P1">204. 121314</text:p>
        <text:p text:style-name="P1">205. 121322</text:p>
        <text:p text:style-name="P1">206. 121323</text:p>
        <text:p text:style-name="P1">207. 121324</text:p>
        <text:p text:style-name="P1">208. 121332</text:p>
        <text:p text:style-name="P1">209. 121333</text:p>
        <text:p text:style-name="P1">210. 121334</text:p>
        <text:p text:style-name="P1">211. 121342</text:p>
        <text:p text:style-name="P1">212. 121343</text:p>
        <text:p text:style-name="P1">213. 121344</text:p>
        <text:p text:style-name="P1">214. 121413</text:p>
        <text:p text:style-name="P1">215. 121414</text:p>
        <text:p text:style-name="P1">216. 121422</text:p>
        <text:p text:style-name="P1">217. 121423</text:p>
        <text:p text:style-name="P1">218. 121424</text:p>
        <text:p text:style-name="P1">219. 121432</text:p>
        <text:p text:style-name="P1">220. 121433</text:p>
        <text:p text:style-name="P1">221. 121434</text:p>
        <text:p text:style-name="P1">222. 121442</text:p>
        <text:p text:style-name="P1">223. 121443</text:p>
        <text:p text:style-name="P1">224. 121444</text:p>
        <text:p text:style-name="P1">225. 122122</text:p>
        <text:p text:style-name="P1">226. 122123</text:p>
        <text:p text:style-name="P1">227. 122124</text:p>
        <text:p text:style-name="P1">228. 122132</text:p>
        <text:p text:style-name="P1">229. 122133</text:p>
        <text:p text:style-name="P1">230. 122134</text:p>
        <text:p text:style-name="P1">231. 122142</text:p>
        <text:p text:style-name="P1">232. 122143</text:p>
        <text:p text:style-name="P1">233. 122144</text:p>
        <text:p text:style-name="P1">234. 122213</text:p>
        <text:p text:style-name="P1">235. 122214</text:p>
        <text:p text:style-name="P1">236. 122222</text:p>
        <text:p text:style-name="P1">237. 122223</text:p>
        <text:p text:style-name="P1">238. 122224</text:p>
        <text:p text:style-name="P1">239. 122232</text:p>
        <text:p text:style-name="P1">240. 122233</text:p>
        <text:p text:style-name="P1">241. 122234</text:p>
        <text:p text:style-name="P1">242. 122242</text:p>
        <text:p text:style-name="P1">243. 122243</text:p>
        <text:p text:style-name="P1">244. 122244</text:p>
        <text:p text:style-name="P1">245. 122313</text:p>
        <text:p text:style-name="P1">246. 122314</text:p>
        <text:p text:style-name="P1">247. 122322</text:p>
        <text:p text:style-name="P1">248. 122323</text:p>
        <text:p text:style-name="P1">249. 122324</text:p>
        <text:p text:style-name="P1">250. 122332</text:p>
        <text:p text:style-name="P1">251. 122333</text:p>
        <text:p text:style-name="P1">252. 122334</text:p>
        <text:p text:style-name="P1">253. 122342</text:p>
        <text:p text:style-name="P1">254. 122343</text:p>
        <text:p text:style-name="P1">255. 122344</text:p>
        <text:p text:style-name="P1">256. 122413</text:p>
        <text:p text:style-name="P1">257. 122414</text:p>
        <text:p text:style-name="P1">258. 122422</text:p>
        <text:p text:style-name="P1">259. 122423</text:p>
        <text:p text:style-name="P1">260. 122424</text:p>
        <text:p text:style-name="P1">261. 122432</text:p>
        <text:p text:style-name="P1">262. 122433</text:p>
        <text:p text:style-name="P1">263. 122434</text:p>
        <text:p text:style-name="P1">264. 122442</text:p>
        <text:p text:style-name="P1">265. 122443</text:p>
        <text:p text:style-name="P1">266. 122444</text:p>
        <text:p text:style-name="P1">267. 123123</text:p>
        <text:p text:style-name="P1">268. 123124</text:p>
        <text:p text:style-name="P1">269. 123132</text:p>
        <text:p text:style-name="P1">270. 123133</text:p>
        <text:p text:style-name="P1">271. 123134</text:p>
        <text:p text:style-name="P1">272. 123142</text:p>
        <text:p text:style-name="P1">273. 123143</text:p>
        <text:p text:style-name="P1">274. 123144</text:p>
        <text:p text:style-name="P1">275. 123213</text:p>
        <text:p text:style-name="P1">276. 123214</text:p>
        <text:p text:style-name="P1">277. 123222</text:p>
        <text:p text:style-name="P1">278. 123223</text:p>
        <text:p text:style-name="P1">279. 123224</text:p>
        <text:p text:style-name="P1">280. 123232</text:p>
        <text:p text:style-name="P1">281. 123233</text:p>
        <text:p text:style-name="P1">282. 123234</text:p>
        <text:p text:style-name="P1">283. 123242</text:p>
        <text:p text:style-name="P1">284. 123243</text:p>
        <text:p text:style-name="P1">285. 123244</text:p>
        <text:p text:style-name="P1">286. 123313</text:p>
        <text:p text:style-name="P1">287. 123314</text:p>
        <text:p text:style-name="P1">288. 123322</text:p>
        <text:p text:style-name="P1">289. 123323</text:p>
        <text:p text:style-name="P1">290. 123324</text:p>
        <text:p text:style-name="P1">291. 123332</text:p>
        <text:p text:style-name="P1">292. 123333</text:p>
        <text:p text:style-name="P1">293. 123334</text:p>
        <text:p text:style-name="P1">294. 123342</text:p>
        <text:p text:style-name="P1">295. 123343</text:p>
        <text:p text:style-name="P1">296. 123344</text:p>
        <text:p text:style-name="P1">297. 123413</text:p>
        <text:p text:style-name="P1">298. 123414</text:p>
        <text:p text:style-name="P1">299. 123422</text:p>
        <text:p text:style-name="P1">300. 123423</text:p>
        <text:p text:style-name="P1">301. 123424</text:p>
        <text:p text:style-name="P1">302. 123432</text:p>
        <text:p text:style-name="P1">303. 123433</text:p>
        <text:p text:style-name="P1">304. 123434</text:p>
        <text:p text:style-name="P1">305. 123442</text:p>
        <text:p text:style-name="P1">306. 123443</text:p>
        <text:p text:style-name="P1">307. 123444</text:p>
        <text:p text:style-name="P1">308. 124124</text:p>
        <text:p text:style-name="P1">309. 124132</text:p>
        <text:p text:style-name="P1">310. 124133</text:p>
        <text:p text:style-name="P1">311. 124134</text:p>
        <text:p text:style-name="P1">312. 124142</text:p>
        <text:p text:style-name="P1">313. 124143</text:p>
        <text:p text:style-name="P1">314. 124144</text:p>
        <text:p text:style-name="P1">315. 124213</text:p>
        <text:p text:style-name="P1">316. 124214</text:p>
        <text:p text:style-name="P1">317. 124222</text:p>
        <text:p text:style-name="P1">318. 124223</text:p>
        <text:p text:style-name="P1">319. 124224</text:p>
        <text:p text:style-name="P1">320. 124232</text:p>
        <text:p text:style-name="P1">321. 124233</text:p>
        <text:p text:style-name="P1">322. 124234</text:p>
        <text:p text:style-name="P1">323. 124242</text:p>
        <text:p text:style-name="P1">324. 124243</text:p>
        <text:p text:style-name="P1">325. 124244</text:p>
        <text:p text:style-name="P1">326. 124313</text:p>
        <text:p text:style-name="P1">327. 124314</text:p>
        <text:p text:style-name="P1">328. 124322</text:p>
        <text:p text:style-name="P1">329. 124323</text:p>
        <text:p text:style-name="P1">330. 124324</text:p>
        <text:p text:style-name="P1">331. 124332</text:p>
        <text:p text:style-name="P1">332. 124333</text:p>
        <text:p text:style-name="P1">333. 124334</text:p>
        <text:p text:style-name="P1">334. 124342</text:p>
        <text:p text:style-name="P1">335. 124343</text:p>
        <text:p text:style-name="P1">336. 124344</text:p>
        <text:p text:style-name="P1">337. 124413</text:p>
        <text:p text:style-name="P1">338. 124414</text:p>
        <text:p text:style-name="P1">339. 124422</text:p>
        <text:p text:style-name="P1">340. 124423</text:p>
        <text:p text:style-name="P1">341. 124424</text:p>
        <text:p text:style-name="P1">342. 124432</text:p>
        <text:p text:style-name="P1">343. 124433</text:p>
        <text:p text:style-name="P1">344. 124434</text:p>
        <text:p text:style-name="P1">345. 124442</text:p>
        <text:p text:style-name="P1">346. 124443</text:p>
        <text:p text:style-name="P1">347. 124444</text:p>
        <text:p text:style-name="P1">348. 131313</text:p>
        <text:p text:style-name="P1">349. 131314</text:p>
        <text:p text:style-name="P1">350. 131322</text:p>
        <text:p text:style-name="P1">351. 131323</text:p>
        <text:p text:style-name="P1">352. 131324</text:p>
        <text:p text:style-name="P1">353. 131332</text:p>
        <text:p text:style-name="P1">354. 131333</text:p>
        <text:p text:style-name="P1">355. 131334</text:p>
        <text:p text:style-name="P1">356. 131342</text:p>
        <text:p text:style-name="P1">357. 131343</text:p>
        <text:p text:style-name="P1">358. 131344</text:p>
        <text:p text:style-name="P1">359. 131414</text:p>
        <text:p text:style-name="P1">360. 131422</text:p>
        <text:p text:style-name="P1">361. 131423</text:p>
        <text:p text:style-name="P1">362. 131424</text:p>
        <text:p text:style-name="P1">363. 131432</text:p>
        <text:p text:style-name="P1">364. 131433</text:p>
        <text:p text:style-name="P1">365. 131434</text:p>
        <text:p text:style-name="P1">366. 131442</text:p>
        <text:p text:style-name="P1">367. 131443</text:p>
        <text:p text:style-name="P1">368. 131444</text:p>
        <text:p text:style-name="P1">369. 132132</text:p>
        <text:p text:style-name="P1">370. 132133</text:p>
        <text:p text:style-name="P1">371. 132134</text:p>
        <text:p text:style-name="P1">372. 132142</text:p>
        <text:p text:style-name="P1">373. 132143</text:p>
        <text:p text:style-name="P1">374. 132144</text:p>
        <text:p text:style-name="P1">375. 132214</text:p>
        <text:p text:style-name="P1">376. 132222</text:p>
        <text:p text:style-name="P1">377. 132223</text:p>
        <text:p text:style-name="P1">378. 132224</text:p>
        <text:p text:style-name="P1">379. 132232</text:p>
        <text:p text:style-name="P1">380. 132233</text:p>
        <text:p text:style-name="P1">381. 132234</text:p>
        <text:p text:style-name="P1">382. 132242</text:p>
        <text:p text:style-name="P1">383. 132243</text:p>
        <text:p text:style-name="P1">384. 132244</text:p>
        <text:p text:style-name="P1">385. 132314</text:p>
        <text:p text:style-name="P1">386. 132322</text:p>
        <text:p text:style-name="P1">387. 132323</text:p>
        <text:p text:style-name="P1">388. 132324</text:p>
        <text:p text:style-name="P1">389. 132332</text:p>
        <text:p text:style-name="P1">390. 132333</text:p>
        <text:p text:style-name="P1">391. 132334</text:p>
        <text:p text:style-name="P1"><text:soft-page-break/>392. 132342</text:p>
        <text:p text:style-name="P1">393. 132343</text:p>
        <text:p text:style-name="P1">394. 132344</text:p>
        <text:p text:style-name="P1">395. 132414</text:p>
        <text:p text:style-name="P1">396. 132422</text:p>
        <text:p text:style-name="P1">397. 132423</text:p>
        <text:p text:style-name="P1">398. 132424</text:p>
        <text:p text:style-name="P1">399. 132432</text:p>
        <text:p text:style-name="P1">400. 132433</text:p>
        <text:p text:style-name="P1">401. 132434</text:p>
        <text:p text:style-name="P1">402. 132442</text:p>
        <text:p text:style-name="P1">403. 132443</text:p>
        <text:p text:style-name="P1">404. 132444</text:p>
        <text:p text:style-name="P1">405. 133133</text:p>
        <text:p text:style-name="P1">406. 133134</text:p>
        <text:p text:style-name="P1">407. 133142</text:p>
        <text:p text:style-name="P1">408. 133143</text:p>
        <text:p text:style-name="P1">409. 133144</text:p>
        <text:p text:style-name="P1">410. 133214</text:p>
        <text:p text:style-name="P1">411. 133222</text:p>
        <text:p text:style-name="P1">412. 133223</text:p>
        <text:p text:style-name="P1">413. 133224</text:p>
        <text:p text:style-name="P1">414. 133232</text:p>
        <text:p text:style-name="P1">415. 133233</text:p>
        <text:p text:style-name="P1">416. 133234</text:p>
        <text:p text:style-name="P1">417. 133242</text:p>
        <text:p text:style-name="P1">418. 133243</text:p>
        <text:p text:style-name="P1">419. 133244</text:p>
        <text:p text:style-name="P1">420. 133314</text:p>
        <text:p text:style-name="P1">421. 133322</text:p>
        <text:p text:style-name="P1">422. 133323</text:p>
        <text:p text:style-name="P1">423. 133324</text:p>
        <text:p text:style-name="P1">424. 133332</text:p>
        <text:p text:style-name="P1">425. 133333</text:p>
        <text:p text:style-name="P1">426. 133334</text:p>
        <text:p text:style-name="P1">427. 133342</text:p>
        <text:p text:style-name="P1">428. 133343</text:p>
        <text:p text:style-name="P1">429. 133344</text:p>
        <text:p text:style-name="P1">430. 133414</text:p>
        <text:p text:style-name="P1">431. 133422</text:p>
        <text:p text:style-name="P1">432. 133423</text:p>
        <text:p text:style-name="P1">433. 133424</text:p>
        <text:p text:style-name="P1">434. 133432</text:p>
        <text:p text:style-name="P1">435. 133433</text:p>
        <text:p text:style-name="P1">436. 133434</text:p>
        <text:p text:style-name="P1">437. 133442</text:p>
        <text:p text:style-name="P1">438. 133443</text:p>
        <text:p text:style-name="P1">439. 133444</text:p>
        <text:p text:style-name="P1">440. 134134</text:p>
        <text:p text:style-name="P1">441. 134142</text:p>
        <text:p text:style-name="P1">442. 134143</text:p>
        <text:p text:style-name="P1">443. 134144</text:p>
        <text:p text:style-name="P1">444. 134214</text:p>
        <text:p text:style-name="P1">445. 134222</text:p>
        <text:p text:style-name="P1">446. 134223</text:p>
        <text:p text:style-name="P1">447. 134224</text:p>
        <text:p text:style-name="P1">448. 134232</text:p>
        <text:p text:style-name="P1">449. 134233</text:p>
        <text:p text:style-name="P1">450. 134234</text:p>
        <text:p text:style-name="P1">451. 134242</text:p>
        <text:p text:style-name="P1">452. 134243</text:p>
        <text:p text:style-name="P1">453. 134244</text:p>
        <text:p text:style-name="P1">454. 134314</text:p>
        <text:p text:style-name="P1">455. 134322</text:p>
        <text:p text:style-name="P1">456. 134323</text:p>
        <text:p text:style-name="P1">457. 134324</text:p>
        <text:p text:style-name="P1">458. 134332</text:p>
        <text:p text:style-name="P1">459. 134333</text:p>
        <text:p text:style-name="P1">460. 134334</text:p>
        <text:p text:style-name="P1">461. 134342</text:p>
        <text:p text:style-name="P1">462. 134343</text:p>
        <text:p text:style-name="P1">463. 134344</text:p>
        <text:p text:style-name="P1">464. 134414</text:p>
        <text:p text:style-name="P1">465. 134422</text:p>
        <text:p text:style-name="P1">466. 134423</text:p>
        <text:p text:style-name="P1">467. 134424</text:p>
        <text:p text:style-name="P1">468. 134432</text:p>
        <text:p text:style-name="P1">469. 134433</text:p>
        <text:p text:style-name="P1">470. 134434</text:p>
        <text:p text:style-name="P1">471. 134442</text:p>
        <text:p text:style-name="P1">472. 134443</text:p>
        <text:p text:style-name="P1">473. 134444</text:p>
        <text:p text:style-name="P1">474. 141414</text:p>
        <text:p text:style-name="P1">475. 141422</text:p>
        <text:p text:style-name="P1">476. 141423</text:p>
        <text:p text:style-name="P1">477. 141424</text:p>
        <text:p text:style-name="P1">478. 141432</text:p>
        <text:p text:style-name="P1">479. 141433</text:p>
        <text:p text:style-name="P1">480. 141434</text:p>
        <text:p text:style-name="P1">481. 141442</text:p>
        <text:p text:style-name="P1">482. 141443</text:p>
        <text:p text:style-name="P1">483. 141444</text:p>
        <text:p text:style-name="P1">484. 142142</text:p>
        <text:p text:style-name="P1">485. 142143</text:p>
        <text:p text:style-name="P1">486. 142144</text:p>
        <text:p text:style-name="P1">487. 142222</text:p>
        <text:p text:style-name="P1">488. 142223</text:p>
        <text:p text:style-name="P1">489. 142224</text:p>
        <text:p text:style-name="P1">490. 142232</text:p>
        <text:p text:style-name="P1">491. 142233</text:p>
        <text:p text:style-name="P1">492. 142234</text:p>
        <text:p text:style-name="P1">493. 142242</text:p>
        <text:p text:style-name="P1">494. 142243</text:p>
        <text:p text:style-name="P1">495. 142244</text:p>
        <text:p text:style-name="P1">496. 142322</text:p>
        <text:p text:style-name="P1">497. 142323</text:p>
        <text:p text:style-name="P1">498. 142324</text:p>
        <text:p text:style-name="P1">499. 142332</text:p>
        <text:p text:style-name="P1">500. 142333</text:p>
        <text:p text:style-name="P1">501. 142334</text:p>
        <text:p text:style-name="P1">502. 142342</text:p>
        <text:p text:style-name="P1">503. 142343</text:p>
        <text:p text:style-name="P1">504. 142344</text:p>
        <text:p text:style-name="P1">505. 142422</text:p>
        <text:p text:style-name="P1">506. 142423</text:p>
        <text:p text:style-name="P1">507. 142424</text:p>
        <text:p text:style-name="P1">508. 142432</text:p>
        <text:p text:style-name="P1">509. 142433</text:p>
        <text:p text:style-name="P1">510. 142434</text:p>
        <text:p text:style-name="P1">511. 142442</text:p>
        <text:p text:style-name="P1">512. 142443</text:p>
        <text:p text:style-name="P1">513. 142444</text:p>
        <text:p text:style-name="P1">514. 143143</text:p>
        <text:p text:style-name="P1">515. 143144</text:p>
        <text:p text:style-name="P1">516. 143222</text:p>
        <text:p text:style-name="P1">517. 143223</text:p>
        <text:p text:style-name="P1">518. 143224</text:p>
        <text:p text:style-name="P1">519. 143232</text:p>
        <text:p text:style-name="P1">520. 143233</text:p>
        <text:p text:style-name="P1">521. 143234</text:p>
        <text:p text:style-name="P1">522. 143242</text:p>
        <text:p text:style-name="P1">523. 143243</text:p>
        <text:p text:style-name="P1">524. 143244</text:p>
        <text:p text:style-name="P1">525. 143322</text:p>
        <text:p text:style-name="P1">526. 143323</text:p>
        <text:p text:style-name="P1">527. 143324</text:p>
        <text:p text:style-name="P1">528. 143332</text:p>
        <text:p text:style-name="P1">529. 143333</text:p>
        <text:p text:style-name="P1">530. 143334</text:p>
        <text:p text:style-name="P1">531. 143342</text:p>
        <text:p text:style-name="P1">532. 143343</text:p>
        <text:p text:style-name="P1">533. 143344</text:p>
        <text:p text:style-name="P1">534. 143422</text:p>
        <text:p text:style-name="P1">535. 143423</text:p>
        <text:p text:style-name="P1">536. 143424</text:p>
        <text:p text:style-name="P1">537. 143432</text:p>
        <text:p text:style-name="P1">538. 143433</text:p>
        <text:p text:style-name="P1">539. 143434</text:p>
        <text:p text:style-name="P1">540. 143442</text:p>
        <text:p text:style-name="P1">541. 143443</text:p>
        <text:p text:style-name="P1">542. 143444</text:p>
        <text:p text:style-name="P1">543. 144144</text:p>
        <text:p text:style-name="P1">544. 144222</text:p>
        <text:p text:style-name="P1">545. 144223</text:p>
        <text:p text:style-name="P1">546. 144224</text:p>
        <text:p text:style-name="P1">547. 144232</text:p>
        <text:p text:style-name="P1">548. 144233</text:p>
        <text:p text:style-name="P1">549. 144234</text:p>
        <text:p text:style-name="P1">550. 144242</text:p>
        <text:p text:style-name="P1">551. 144243</text:p>
        <text:p text:style-name="P1">552. 144244</text:p>
        <text:p text:style-name="P1">553. 144322</text:p>
        <text:p text:style-name="P1">554. 144323</text:p>
        <text:p text:style-name="P1">555. 144324</text:p>
        <text:p text:style-name="P1">556. 144332</text:p>
        <text:p text:style-name="P1">557. 144333</text:p>
        <text:p text:style-name="P1">558. 144334</text:p>
        <text:p text:style-name="P1">559. 144342</text:p>
        <text:p text:style-name="P1">560. 144343</text:p>
        <text:p text:style-name="P1">561. 144344</text:p>
        <text:p text:style-name="P1">562. 144422</text:p>
        <text:p text:style-name="P1">563. 144423</text:p>
        <text:p text:style-name="P1">564. 144424</text:p>
        <text:p text:style-name="P1">565. 144432</text:p>
        <text:p text:style-name="P1">566. 144433</text:p>
        <text:p text:style-name="P1">567. 144434</text:p>
        <text:p text:style-name="P1">568. 144442</text:p>
        <text:p text:style-name="P1">569. 144443</text:p>
        <text:p text:style-name="P1">570. 144444</text:p>
        <text:p text:style-name="P1">571. 222222</text:p>
        <text:p text:style-name="P1">572. 222223</text:p>
        <text:p text:style-name="P1">573. 222224</text:p>
        <text:p text:style-name="P1">574. 222233</text:p>
        <text:p text:style-name="P1">575. 222234</text:p>
        <text:p text:style-name="P1">576. 222243</text:p>
        <text:p text:style-name="P1">577. 222244</text:p>
        <text:p text:style-name="P1">578. 222323</text:p>
        <text:p text:style-name="P1">579. 222324</text:p>
        <text:p text:style-name="P1">580. 222333</text:p>
        <text:p text:style-name="P1">581. 222334</text:p>
        <text:p text:style-name="P1">582. 222343</text:p>
        <text:p text:style-name="P1">583. 222344</text:p>
        <text:p text:style-name="P1">584. 222423</text:p>
        <text:p text:style-name="P1">585. 222424</text:p>
        <text:p text:style-name="P1">586. 222433</text:p>
        <text:p text:style-name="P1">587. 222434</text:p>
        <text:p text:style-name="P1"><text:soft-page-break/>588. 222443</text:p>
        <text:p text:style-name="P1">589. 222444</text:p>
        <text:p text:style-name="P1">590. 223223</text:p>
        <text:p text:style-name="P1">591. 223224</text:p>
        <text:p text:style-name="P1">592. 223233</text:p>
        <text:p text:style-name="P1">593. 223234</text:p>
        <text:p text:style-name="P1">594. 223243</text:p>
        <text:p text:style-name="P1">595. 223244</text:p>
        <text:p text:style-name="P1">596. 223323</text:p>
        <text:p text:style-name="P1">597. 223324</text:p>
        <text:p text:style-name="P1">598. 223333</text:p>
        <text:p text:style-name="P1">599. 223334</text:p>
        <text:p text:style-name="P1">600. 223343</text:p>
        <text:p text:style-name="P1">601. 223344</text:p>
        <text:p text:style-name="P1">602. 223423</text:p>
        <text:p text:style-name="P1">603. 223424</text:p>
        <text:p text:style-name="P1">604. 223433</text:p>
        <text:p text:style-name="P1">605. 223434</text:p>
        <text:p text:style-name="P1">606. 223443</text:p>
        <text:p text:style-name="P1">607. 223444</text:p>
        <text:p text:style-name="P1">608. 224224</text:p>
        <text:p text:style-name="P1">609. 224233</text:p>
        <text:p text:style-name="P1">610. 224234</text:p>
        <text:p text:style-name="P1">611. 224243</text:p>
        <text:p text:style-name="P1">612. 224244</text:p>
        <text:p text:style-name="P1">613. 224323</text:p>
        <text:p text:style-name="P1">614. 224324</text:p>
        <text:p text:style-name="P1">615. 224333</text:p>
        <text:p text:style-name="P1">616. 224334</text:p>
        <text:p text:style-name="P1">617. 224343</text:p>
        <text:p text:style-name="P1">618. 224344</text:p>
        <text:p text:style-name="P1">619. 224423</text:p>
        <text:p text:style-name="P1">620. 224424</text:p>
        <text:p text:style-name="P1">621. 224433</text:p>
        <text:p text:style-name="P1">622. 224434</text:p>
        <text:p text:style-name="P1">623. 224443</text:p>
        <text:p text:style-name="P1">624. 224444</text:p>
        <text:p text:style-name="P1">625. 232323</text:p>
        <text:p text:style-name="P1">626. 232324</text:p>
        <text:p text:style-name="P1">627. 232333</text:p>
        <text:p text:style-name="P1">628. 232334</text:p>
        <text:p text:style-name="P1">629. 232343</text:p>
        <text:p text:style-name="P1">630. 232344</text:p>
        <text:p text:style-name="P1">631. 232424</text:p>
        <text:p text:style-name="P1">632. 232433</text:p>
        <text:p text:style-name="P1">633. 232434</text:p>
        <text:p text:style-name="P1">634. 232443</text:p>
        <text:p text:style-name="P1">635. 232444</text:p>
        <text:p text:style-name="P1">636. 233233</text:p>
        <text:p text:style-name="P1">637. 233234</text:p>
        <text:p text:style-name="P1">638. 233243</text:p>
        <text:p text:style-name="P1">639. 233244</text:p>
        <text:p text:style-name="P1">640. 233324</text:p>
        <text:p text:style-name="P1">641. 233333</text:p>
        <text:p text:style-name="P1">642. 233334</text:p>
        <text:p text:style-name="P1">643. 233343</text:p>
        <text:p text:style-name="P1">644. 233344</text:p>
        <text:p text:style-name="P1">645. 233424</text:p>
        <text:p text:style-name="P1">646. 233433</text:p>
        <text:p text:style-name="P1">647. 233434</text:p>
        <text:p text:style-name="P1">648. 233443</text:p>
        <text:p text:style-name="P1">649. 233444</text:p>
        <text:p text:style-name="P1">650. 234234</text:p>
        <text:p text:style-name="P1">651. 234243</text:p>
        <text:p text:style-name="P1">652. 234244</text:p>
        <text:p text:style-name="P1">653. 234324</text:p>
        <text:p text:style-name="P1">654. 234333</text:p>
        <text:p text:style-name="P1">655. 234334</text:p>
        <text:p text:style-name="P1">656. 234343</text:p>
        <text:p text:style-name="P1">657. 234344</text:p>
        <text:p text:style-name="P1">658. 234424</text:p>
        <text:p text:style-name="P1">659. 234433</text:p>
        <text:p text:style-name="P1">660. 234434</text:p>
        <text:p text:style-name="P1">661. 234443</text:p>
        <text:p text:style-name="P1">662. 234444</text:p>
        <text:p text:style-name="P1">663. 242424</text:p>
        <text:p text:style-name="P1">664. 242433</text:p>
        <text:p text:style-name="P1">665. 242434</text:p>
        <text:p text:style-name="P1">666. 242443</text:p>
        <text:p text:style-name="P1">667. 242444</text:p>
        <text:p text:style-name="P1">668. 243243</text:p>
        <text:p text:style-name="P1">669. 243244</text:p>
        <text:p text:style-name="P1">670. 243333</text:p>
        <text:p text:style-name="P1">671. 243334</text:p>
        <text:p text:style-name="P1">672. 243343</text:p>
        <text:p text:style-name="P1">673. 243344</text:p>
        <text:p text:style-name="P1">674. 243433</text:p>
        <text:p text:style-name="P1">675. 243434</text:p>
        <text:p text:style-name="P1">676. 243443</text:p>
        <text:p text:style-name="P1">677. 243444</text:p>
        <text:p text:style-name="P1">678. 244244</text:p>
        <text:p text:style-name="P1">679. 244333</text:p>
        <text:p text:style-name="P1">680. 244334</text:p>
        <text:p text:style-name="P1">681. 244343</text:p>
        <text:p text:style-name="P1">682. 244344</text:p>
        <text:p text:style-name="P1">683. 244433</text:p>
        <text:p text:style-name="P1">684. 244434</text:p>
        <text:p text:style-name="P1">685. 244443</text:p>
        <text:p text:style-name="P1">686. 244444</text:p>
        <text:p text:style-name="P1">687. 333333</text:p>
        <text:p text:style-name="P1">688. 333334</text:p>
        <text:p text:style-name="P1">689. 333344</text:p>
        <text:p text:style-name="P1">690. 333434</text:p>
        <text:p text:style-name="P1">691. 333444</text:p>
        <text:p text:style-name="P1">692. 334334</text:p>
        <text:p text:style-name="P1">693. 334344</text:p>
        <text:p text:style-name="P1">694. 334434</text:p>
        <text:p text:style-name="P1">695. 334444</text:p>
        <text:p text:style-name="P1">696. 343434</text:p>
        <text:p text:style-name="P1">697. 343444</text:p>
        <text:p text:style-name="P1">698. 344344</text:p>
        <text:p text:style-name="P1">699. 344444</text:p>
        <text:p text:style-name="P1">700. 444444</text:p>
        <text:p text:style-name="P1"/>
        <text:p text:style-name="P1">Use All Four Mallets</text:p>
        <text:p text:style-name="P1">1. 111234</text:p>
        <text:p text:style-name="P1">2. 111243</text:p>
        <text:p text:style-name="P1">3. 111324</text:p>
        <text:p text:style-name="P1">4. 111342</text:p>
        <text:p text:style-name="P1">5. 111423</text:p>
        <text:p text:style-name="P1">6. 111432</text:p>
        <text:p text:style-name="P1">7. 112134</text:p>
        <text:p text:style-name="P1">8. 112143</text:p>
        <text:p text:style-name="P1">9. 112234</text:p>
        <text:p text:style-name="P1">10. 112243</text:p>
        <text:p text:style-name="P1">11. 112314</text:p>
        <text:p text:style-name="P1">12. 112324</text:p>
        <text:p text:style-name="P1">13. 112334</text:p>
        <text:p text:style-name="P1">14. 112341</text:p>
        <text:p text:style-name="P1">15. 112342</text:p>
        <text:p text:style-name="P1">16. 112343</text:p>
        <text:p text:style-name="P1">17. 112344</text:p>
        <text:p text:style-name="P1">18. 112413</text:p>
        <text:p text:style-name="P1">19. 112423</text:p>
        <text:p text:style-name="P1">20. 112431</text:p>
        <text:p text:style-name="P1">21. 112432</text:p>
        <text:p text:style-name="P1">22. 112433</text:p>
        <text:p text:style-name="P1">23. 112434</text:p>
        <text:p text:style-name="P1">24. 112443</text:p>
        <text:p text:style-name="P1">25. 113124</text:p>
        <text:p text:style-name="P1">26. 113142</text:p>
        <text:p text:style-name="P1">27. 113214</text:p>
        <text:p text:style-name="P1">28. 113224</text:p>
        <text:p text:style-name="P1">29. 113234</text:p>
        <text:p text:style-name="P1">30. 113241</text:p>
        <text:p text:style-name="P1">31. 113242</text:p>
        <text:p text:style-name="P1">32. 113243</text:p>
        <text:p text:style-name="P1">33. 113244</text:p>
        <text:p text:style-name="P1">34. 113324</text:p>
        <text:p text:style-name="P1">35. 113342</text:p>
        <text:p text:style-name="P1">36. 113412</text:p>
        <text:p text:style-name="P1">37. 113421</text:p>
        <text:p text:style-name="P1">38. 113422</text:p>
        <text:p text:style-name="P1">39. 113423</text:p>
        <text:p text:style-name="P1">40. 113424</text:p>
        <text:p text:style-name="P1">41. 113432</text:p>
        <text:p text:style-name="P1">42. 113442</text:p>
        <text:p text:style-name="P1">43. 114123</text:p>
        <text:p text:style-name="P1">44. 114132</text:p>
        <text:p text:style-name="P1">45. 114213</text:p>
        <text:p text:style-name="P1">46. 114223</text:p>
        <text:p text:style-name="P1">47. 114231</text:p>
        <text:p text:style-name="P1">48. 114232</text:p>
        <text:p text:style-name="P1">49. 114233</text:p>
        <text:p text:style-name="P1">50. 114234</text:p>
        <text:p text:style-name="P1">51. 114243</text:p>
        <text:p text:style-name="P1">52. 114312</text:p>
        <text:p text:style-name="P1">53. 114321</text:p>
        <text:p text:style-name="P1">54. 114322</text:p>
        <text:p text:style-name="P1">55. 114323</text:p>
        <text:p text:style-name="P1">56. 114324</text:p>
        <text:p text:style-name="P1">57. 114332</text:p>
        <text:p text:style-name="P1">58. 114342</text:p>
        <text:p text:style-name="P1">59. 114423</text:p>
        <text:p text:style-name="P1">60. 114432</text:p>
        <text:p text:style-name="P1">61. 121134</text:p>
        <text:p text:style-name="P1">62. 121143</text:p>
        <text:p text:style-name="P1">63. 121234</text:p>
        <text:p text:style-name="P1">64. 121243</text:p>
        <text:p text:style-name="P1">65. 121314</text:p>
        <text:p text:style-name="P1">66. 121324</text:p>
        <text:p text:style-name="P1">67. 121334</text:p>
        <text:p text:style-name="P1">68. 121341</text:p>
        <text:p text:style-name="P1">69. 121342</text:p>
        <text:p text:style-name="P1">70. 121343</text:p>
        <text:p text:style-name="P1">71. 121344</text:p>
        <text:p text:style-name="P1">72. 121413</text:p>
        <text:p text:style-name="P1">73. 121423</text:p>
        <text:p text:style-name="P1">74. 121431</text:p>
        <text:p text:style-name="P1">75. 121432</text:p>
        <text:p text:style-name="P1">76. 121433</text:p>
        <text:p text:style-name="P1">77. 121434</text:p>
        <text:p text:style-name="P1">78. 121443</text:p>
        <text:p text:style-name="P1">79. 122134</text:p>
        <text:p text:style-name="P1">80. 122143</text:p>
        <text:p text:style-name="P1"><text:soft-page-break/>81. 122234</text:p>
        <text:p text:style-name="P1">82. 122243</text:p>
        <text:p text:style-name="P1">83. 122314</text:p>
        <text:p text:style-name="P1">84. 122324</text:p>
        <text:p text:style-name="P1">85. 122334</text:p>
        <text:p text:style-name="P1">86. 122341</text:p>
        <text:p text:style-name="P1">87. 122342</text:p>
        <text:p text:style-name="P1">88. 122343</text:p>
        <text:p text:style-name="P1">89. 122344</text:p>
        <text:p text:style-name="P1">90. 122413</text:p>
        <text:p text:style-name="P1">91. 122423</text:p>
        <text:p text:style-name="P1">92. 122431</text:p>
        <text:p text:style-name="P1">93. 122432</text:p>
        <text:p text:style-name="P1">94. 122433</text:p>
        <text:p text:style-name="P1">95. 122434</text:p>
        <text:p text:style-name="P1">96. 122443</text:p>
        <text:p text:style-name="P1">97. 123114</text:p>
        <text:p text:style-name="P1">98. 123124</text:p>
        <text:p text:style-name="P1">99. 123134</text:p>
        <text:p text:style-name="P1">100. 123141</text:p>
        <text:p text:style-name="P1">101. 123142</text:p>
        <text:p text:style-name="P1">102. 123143</text:p>
        <text:p text:style-name="P1">103. 123144</text:p>
        <text:p text:style-name="P1">104. 123214</text:p>
        <text:p text:style-name="P1">105. 123224</text:p>
        <text:p text:style-name="P1">106. 123234</text:p>
        <text:p text:style-name="P1">107. 123241</text:p>
        <text:p text:style-name="P1">108. 123242</text:p>
        <text:p text:style-name="P1">109. 123243</text:p>
        <text:p text:style-name="P1">110. 123244</text:p>
        <text:p text:style-name="P1">111. 123314</text:p>
        <text:p text:style-name="P1">112. 123324</text:p>
        <text:p text:style-name="P1">113. 123334</text:p>
        <text:p text:style-name="P1">114. 123341</text:p>
        <text:p text:style-name="P1">115. 123342</text:p>
        <text:p text:style-name="P1">116. 123343</text:p>
        <text:p text:style-name="P1">117. 123344</text:p>
        <text:p text:style-name="P1">118. 123411</text:p>
        <text:p text:style-name="P1">119. 123412</text:p>
        <text:p text:style-name="P1">120. 123413</text:p>
        <text:p text:style-name="P1">121. 123414</text:p>
        <text:p text:style-name="P1">122. 123421</text:p>
        <text:p text:style-name="P1">123. 123422</text:p>
        <text:p text:style-name="P1">124. 123423</text:p>
        <text:p text:style-name="P1">125. 123424</text:p>
        <text:p text:style-name="P1">126. 123431</text:p>
        <text:p text:style-name="P1">127. 123432</text:p>
        <text:p text:style-name="P1">128. 123433</text:p>
        <text:p text:style-name="P1">129. 123434</text:p>
        <text:p text:style-name="P1">130. 123441</text:p>
        <text:p text:style-name="P1">131. 123442</text:p>
        <text:p text:style-name="P1">132. 123443</text:p>
        <text:p text:style-name="P1">133. 123444</text:p>
        <text:p text:style-name="P1">134. 124113</text:p>
        <text:p text:style-name="P1">135. 124123</text:p>
        <text:p text:style-name="P1">136. 124131</text:p>
        <text:p text:style-name="P1">137. 124132</text:p>
        <text:p text:style-name="P1">138. 124133</text:p>
        <text:p text:style-name="P1">139. 124134</text:p>
        <text:p text:style-name="P1">140. 124143</text:p>
        <text:p text:style-name="P1">141. 124213</text:p>
        <text:p text:style-name="P1">142. 124223</text:p>
        <text:p text:style-name="P1">143. 124231</text:p>
        <text:p text:style-name="P1">144. 124232</text:p>
        <text:p text:style-name="P1">145. 124233</text:p>
        <text:p text:style-name="P1">146. 124234</text:p>
        <text:p text:style-name="P1">147. 124243</text:p>
        <text:p text:style-name="P1">148. 124311</text:p>
        <text:p text:style-name="P1">149. 124312</text:p>
        <text:p text:style-name="P1">150. 124313</text:p>
        <text:p text:style-name="P1">151. 124314</text:p>
        <text:p text:style-name="P1">152. 124321</text:p>
        <text:p text:style-name="P1">153. 124322</text:p>
        <text:p text:style-name="P1">154. 124323</text:p>
        <text:p text:style-name="P1">155. 124324</text:p>
        <text:p text:style-name="P1">156. 124331</text:p>
        <text:p text:style-name="P1">157. 124332</text:p>
        <text:p text:style-name="P1">158. 124333</text:p>
        <text:p text:style-name="P1">159. 124334</text:p>
        <text:p text:style-name="P1">160. 124341</text:p>
        <text:p text:style-name="P1">161. 124342</text:p>
        <text:p text:style-name="P1">162. 124343</text:p>
        <text:p text:style-name="P1">163. 124344</text:p>
        <text:p text:style-name="P1">164. 124413</text:p>
        <text:p text:style-name="P1">165. 124423</text:p>
        <text:p text:style-name="P1">166. 124431</text:p>
        <text:p text:style-name="P1">167. 124432</text:p>
        <text:p text:style-name="P1">168. 124433</text:p>
        <text:p text:style-name="P1">169. 124434</text:p>
        <text:p text:style-name="P1">170. 124443</text:p>
        <text:p text:style-name="P1">171. 131124</text:p>
        <text:p text:style-name="P1">172. 131142</text:p>
        <text:p text:style-name="P1">173. 131214</text:p>
        <text:p text:style-name="P1">174. 131224</text:p>
        <text:p text:style-name="P1">175. 131234</text:p>
        <text:p text:style-name="P1">176. 131241</text:p>
        <text:p text:style-name="P1">177. 131242</text:p>
        <text:p text:style-name="P1">178. 131243</text:p>
        <text:p text:style-name="P1">179. 131244</text:p>
        <text:p text:style-name="P1">180. 131324</text:p>
        <text:p text:style-name="P1">181. 131342</text:p>
        <text:p text:style-name="P1">182. 131412</text:p>
        <text:p text:style-name="P1">183. 131421</text:p>
        <text:p text:style-name="P1">184. 131422</text:p>
        <text:p text:style-name="P1">185. 131423</text:p>
        <text:p text:style-name="P1">186. 131424</text:p>
        <text:p text:style-name="P1">187. 131432</text:p>
        <text:p text:style-name="P1">188. 131442</text:p>
        <text:p text:style-name="P1">189. 132114</text:p>
        <text:p text:style-name="P1">190. 132124</text:p>
        <text:p text:style-name="P1">191. 132134</text:p>
        <text:p text:style-name="P1">192. 132141</text:p>
        <text:p text:style-name="P1">193. 132142</text:p>
        <text:p text:style-name="P1">194. 132143</text:p>
        <text:p text:style-name="P1">195. 132144</text:p>
        <text:p text:style-name="P1">196. 132214</text:p>
        <text:p text:style-name="P1">197. 132224</text:p>
        <text:p text:style-name="P1">198. 132234</text:p>
        <text:p text:style-name="P1">199. 132241</text:p>
        <text:p text:style-name="P1">200. 132242</text:p>
        <text:p text:style-name="P1">201. 132243</text:p>
        <text:p text:style-name="P1">202. 132244</text:p>
        <text:p text:style-name="P1">203. 132314</text:p>
        <text:p text:style-name="P1">204. 132324</text:p>
        <text:p text:style-name="P1">205. 132334</text:p>
        <text:p text:style-name="P1">206. 132341</text:p>
        <text:p text:style-name="P1">207. 132342</text:p>
        <text:p text:style-name="P1">208. 132343</text:p>
        <text:p text:style-name="P1">209. 132344</text:p>
        <text:p text:style-name="P1">210. 132411</text:p>
        <text:p text:style-name="P1">211. 132412</text:p>
        <text:p text:style-name="P1">212. 132413</text:p>
        <text:p text:style-name="P1">213. 132414</text:p>
        <text:p text:style-name="P1">214. 132421</text:p>
        <text:p text:style-name="P1">215. 132422</text:p>
        <text:p text:style-name="P1">216. 132423</text:p>
        <text:p text:style-name="P1">217. 132424</text:p>
        <text:p text:style-name="P1">218. 132431</text:p>
        <text:p text:style-name="P1">219. 132432</text:p>
        <text:p text:style-name="P1">220. 132433</text:p>
        <text:p text:style-name="P1">221. 132434</text:p>
        <text:p text:style-name="P1">222. 132441</text:p>
        <text:p text:style-name="P1">223. 132442</text:p>
        <text:p text:style-name="P1">224. 132443</text:p>
        <text:p text:style-name="P1">225. 132444</text:p>
        <text:p text:style-name="P1">226. 133124</text:p>
        <text:p text:style-name="P1">227. 133142</text:p>
        <text:p text:style-name="P1">228. 133214</text:p>
        <text:p text:style-name="P1">229. 133224</text:p>
        <text:p text:style-name="P1">230. 133234</text:p>
        <text:p text:style-name="P1">231. 133241</text:p>
        <text:p text:style-name="P1">232. 133242</text:p>
        <text:p text:style-name="P1">233. 133243</text:p>
        <text:p text:style-name="P1">234. 133244</text:p>
        <text:p text:style-name="P1">235. 133324</text:p>
        <text:p text:style-name="P1">236. 133342</text:p>
        <text:p text:style-name="P1">237. 133412</text:p>
        <text:p text:style-name="P1">238. 133421</text:p>
        <text:p text:style-name="P1">239. 133422</text:p>
        <text:p text:style-name="P1">240. 133423</text:p>
        <text:p text:style-name="P1">241. 133424</text:p>
        <text:p text:style-name="P1">242. 133432</text:p>
        <text:p text:style-name="P1">243. 133442</text:p>
        <text:p text:style-name="P1">244. 134112</text:p>
        <text:p text:style-name="P1">245. 134121</text:p>
        <text:p text:style-name="P1">246. 134122</text:p>
        <text:p text:style-name="P1">247. 134123</text:p>
        <text:p text:style-name="P1">248. 134124</text:p>
        <text:p text:style-name="P1">249. 134132</text:p>
        <text:p text:style-name="P1">250. 134142</text:p>
        <text:p text:style-name="P1">251. 134211</text:p>
        <text:p text:style-name="P1">252. 134212</text:p>
        <text:p text:style-name="P1">253. 134213</text:p>
        <text:p text:style-name="P1">254. 134214</text:p>
        <text:p text:style-name="P1">255. 134221</text:p>
        <text:p text:style-name="P1">256. 134222</text:p>
        <text:p text:style-name="P1">257. 134223</text:p>
        <text:p text:style-name="P1">258. 134224</text:p>
        <text:p text:style-name="P1">259. 134231</text:p>
        <text:p text:style-name="P1">260. 134232</text:p>
        <text:p text:style-name="P1">261. 134233</text:p>
        <text:p text:style-name="P1">262. 134234</text:p>
        <text:p text:style-name="P1">263. 134241</text:p>
        <text:p text:style-name="P1">264. 134242</text:p>
        <text:p text:style-name="P1">265. 134243</text:p>
        <text:p text:style-name="P1">266. 134244</text:p>
        <text:p text:style-name="P1">267. 134312</text:p>
        <text:p text:style-name="P1">268. 134321</text:p>
        <text:p text:style-name="P1">269. 134322</text:p>
        <text:p text:style-name="P1">270. 134323</text:p>
        <text:p text:style-name="P1">271. 134324</text:p>
        <text:p text:style-name="P1">272. 134332</text:p>
        <text:p text:style-name="P1">273. 134342</text:p>
        <text:p text:style-name="P1">274. 134412</text:p>
        <text:p text:style-name="P1">275. 134421</text:p>
        <text:p text:style-name="P1">276. 134422</text:p>
        <text:p text:style-name="P1"><text:soft-page-break/>277. 134423</text:p>
        <text:p text:style-name="P1">278. 134424</text:p>
        <text:p text:style-name="P1">279. 134432</text:p>
        <text:p text:style-name="P1">280. 134442</text:p>
        <text:p text:style-name="P1">281. 141123</text:p>
        <text:p text:style-name="P1">282. 141132</text:p>
        <text:p text:style-name="P1">283. 141213</text:p>
        <text:p text:style-name="P1">284. 141223</text:p>
        <text:p text:style-name="P1">285. 141231</text:p>
        <text:p text:style-name="P1">286. 141232</text:p>
        <text:p text:style-name="P1">287. 141233</text:p>
        <text:p text:style-name="P1">288. 141234</text:p>
        <text:p text:style-name="P1">289. 141243</text:p>
        <text:p text:style-name="P1">290. 141312</text:p>
        <text:p text:style-name="P1">291. 141321</text:p>
        <text:p text:style-name="P1">292. 141322</text:p>
        <text:p text:style-name="P1">293. 141323</text:p>
        <text:p text:style-name="P1">294. 141324</text:p>
        <text:p text:style-name="P1">295. 141332</text:p>
        <text:p text:style-name="P1">296. 141342</text:p>
        <text:p text:style-name="P1">297. 141423</text:p>
        <text:p text:style-name="P1">298. 141432</text:p>
        <text:p text:style-name="P1">299. 142113</text:p>
        <text:p text:style-name="P1">300. 142123</text:p>
        <text:p text:style-name="P1">301. 142131</text:p>
        <text:p text:style-name="P1">302. 142132</text:p>
        <text:p text:style-name="P1">303. 142133</text:p>
        <text:p text:style-name="P1">304. 142134</text:p>
        <text:p text:style-name="P1">305. 142143</text:p>
        <text:p text:style-name="P1">306. 142213</text:p>
        <text:p text:style-name="P1">307. 142223</text:p>
        <text:p text:style-name="P1">308. 142231</text:p>
        <text:p text:style-name="P1">309. 142232</text:p>
        <text:p text:style-name="P1">310. 142233</text:p>
        <text:p text:style-name="P1">311. 142234</text:p>
        <text:p text:style-name="P1">312. 142243</text:p>
        <text:p text:style-name="P1">313. 142311</text:p>
        <text:p text:style-name="P1">314. 142312</text:p>
        <text:p text:style-name="P1">315. 142313</text:p>
        <text:p text:style-name="P1">316. 142314</text:p>
        <text:p text:style-name="P1">317. 142321</text:p>
        <text:p text:style-name="P1">318. 142322</text:p>
        <text:p text:style-name="P1">319. 142323</text:p>
        <text:p text:style-name="P1">320. 142324</text:p>
        <text:p text:style-name="P1">321. 142331</text:p>
        <text:p text:style-name="P1">322. 142332</text:p>
        <text:p text:style-name="P1">323. 142333</text:p>
        <text:p text:style-name="P1">324. 142334</text:p>
        <text:p text:style-name="P1">325. 142341</text:p>
        <text:p text:style-name="P1">326. 142342</text:p>
        <text:p text:style-name="P1">327. 142343</text:p>
        <text:p text:style-name="P1">328. 142344</text:p>
        <text:p text:style-name="P1">329. 142413</text:p>
        <text:p text:style-name="P1">330. 142423</text:p>
        <text:p text:style-name="P1">331. 142431</text:p>
        <text:p text:style-name="P1">332. 142432</text:p>
        <text:p text:style-name="P1">333. 142433</text:p>
        <text:p text:style-name="P1">334. 142434</text:p>
        <text:p text:style-name="P1">335. 142443</text:p>
        <text:p text:style-name="P1">336. 143112</text:p>
        <text:p text:style-name="P1">337. 143121</text:p>
        <text:p text:style-name="P1">338. 143122</text:p>
        <text:p text:style-name="P1">339. 143123</text:p>
        <text:p text:style-name="P1">340. 143124</text:p>
        <text:p text:style-name="P1">341. 143132</text:p>
        <text:p text:style-name="P1">342. 143142</text:p>
        <text:p text:style-name="P1">343. 143211</text:p>
        <text:p text:style-name="P1">344. 143212</text:p>
        <text:p text:style-name="P1">345. 143213</text:p>
        <text:p text:style-name="P1">346. 143214</text:p>
        <text:p text:style-name="P1">347. 143221</text:p>
        <text:p text:style-name="P1">348. 143222</text:p>
        <text:p text:style-name="P1">349. 143223</text:p>
        <text:p text:style-name="P1">350. 143224</text:p>
        <text:p text:style-name="P1">351. 143231</text:p>
        <text:p text:style-name="P1">352. 143232</text:p>
        <text:p text:style-name="P1">353. 143233</text:p>
        <text:p text:style-name="P1">354. 143234</text:p>
        <text:p text:style-name="P1">355. 143241</text:p>
        <text:p text:style-name="P1">356. 143242</text:p>
        <text:p text:style-name="P1">357. 143243</text:p>
        <text:p text:style-name="P1">358. 143244</text:p>
        <text:p text:style-name="P1">359. 143312</text:p>
        <text:p text:style-name="P1">360. 143321</text:p>
        <text:p text:style-name="P1">361. 143322</text:p>
        <text:p text:style-name="P1">362. 143323</text:p>
        <text:p text:style-name="P1">363. 143324</text:p>
        <text:p text:style-name="P1">364. 143332</text:p>
        <text:p text:style-name="P1">365. 143342</text:p>
        <text:p text:style-name="P1">366. 143412</text:p>
        <text:p text:style-name="P1">367. 143421</text:p>
        <text:p text:style-name="P1">368. 143422</text:p>
        <text:p text:style-name="P1">369. 143423</text:p>
        <text:p text:style-name="P1">370. 143424</text:p>
        <text:p text:style-name="P1">371. 143432</text:p>
        <text:p text:style-name="P1">372. 143442</text:p>
        <text:p text:style-name="P1">373. 144123</text:p>
        <text:p text:style-name="P1">374. 144132</text:p>
        <text:p text:style-name="P1">375. 144213</text:p>
        <text:p text:style-name="P1">376. 144223</text:p>
        <text:p text:style-name="P1">377. 144231</text:p>
        <text:p text:style-name="P1">378. 144232</text:p>
        <text:p text:style-name="P1">379. 144233</text:p>
        <text:p text:style-name="P1">380. 144234</text:p>
        <text:p text:style-name="P1">381. 144243</text:p>
        <text:p text:style-name="P1">382. 144312</text:p>
        <text:p text:style-name="P1">383. 144321</text:p>
        <text:p text:style-name="P1">384. 144322</text:p>
        <text:p text:style-name="P1">385. 144323</text:p>
        <text:p text:style-name="P1">386. 144324</text:p>
        <text:p text:style-name="P1">387. 144332</text:p>
        <text:p text:style-name="P1">388. 144342</text:p>
        <text:p text:style-name="P1">389. 144423</text:p>
        <text:p text:style-name="P1">390. 144432</text:p>
        <text:p text:style-name="P1">391. 211134</text:p>
        <text:p text:style-name="P1">392. 211143</text:p>
        <text:p text:style-name="P1">393. 211234</text:p>
        <text:p text:style-name="P1">394. 211243</text:p>
        <text:p text:style-name="P1">395. 211314</text:p>
        <text:p text:style-name="P1">396. 211324</text:p>
        <text:p text:style-name="P1">397. 211334</text:p>
        <text:p text:style-name="P1">398. 211341</text:p>
        <text:p text:style-name="P1">399. 211342</text:p>
        <text:p text:style-name="P1">400. 211343</text:p>
        <text:p text:style-name="P1">401. 211344</text:p>
        <text:p text:style-name="P1">402. 211413</text:p>
        <text:p text:style-name="P1">403. 211423</text:p>
        <text:p text:style-name="P1">404. 211431</text:p>
        <text:p text:style-name="P1">405. 211432</text:p>
        <text:p text:style-name="P1">406. 211433</text:p>
        <text:p text:style-name="P1">407. 211434</text:p>
        <text:p text:style-name="P1">408. 211443</text:p>
        <text:p text:style-name="P1">409. 212134</text:p>
        <text:p text:style-name="P1">410. 212143</text:p>
        <text:p text:style-name="P1">411. 212234</text:p>
        <text:p text:style-name="P1">412. 212243</text:p>
        <text:p text:style-name="P1">413. 212314</text:p>
        <text:p text:style-name="P1">414. 212324</text:p>
        <text:p text:style-name="P1">415. 212334</text:p>
        <text:p text:style-name="P1">416. 212341</text:p>
        <text:p text:style-name="P1">417. 212342</text:p>
        <text:p text:style-name="P1">418. 212343</text:p>
        <text:p text:style-name="P1">419. 212344</text:p>
        <text:p text:style-name="P1">420. 212413</text:p>
        <text:p text:style-name="P1">421. 212423</text:p>
        <text:p text:style-name="P1">422. 212431</text:p>
        <text:p text:style-name="P1">423. 212432</text:p>
        <text:p text:style-name="P1">424. 212433</text:p>
        <text:p text:style-name="P1">425. 212434</text:p>
        <text:p text:style-name="P1">426. 212443</text:p>
        <text:p text:style-name="P1">427. 213114</text:p>
        <text:p text:style-name="P1">428. 213124</text:p>
        <text:p text:style-name="P1">429. 213134</text:p>
        <text:p text:style-name="P1">430. 213141</text:p>
        <text:p text:style-name="P1">431. 213142</text:p>
        <text:p text:style-name="P1">432. 213143</text:p>
        <text:p text:style-name="P1">433. 213144</text:p>
        <text:p text:style-name="P1">434. 213214</text:p>
        <text:p text:style-name="P1">435. 213224</text:p>
        <text:p text:style-name="P1">436. 213234</text:p>
        <text:p text:style-name="P1">437. 213241</text:p>
        <text:p text:style-name="P1">438. 213242</text:p>
        <text:p text:style-name="P1">439. 213243</text:p>
        <text:p text:style-name="P1">440. 213244</text:p>
        <text:p text:style-name="P1">441. 213314</text:p>
        <text:p text:style-name="P1">442. 213324</text:p>
        <text:p text:style-name="P1">443. 213334</text:p>
        <text:p text:style-name="P1">444. 213341</text:p>
        <text:p text:style-name="P1">445. 213342</text:p>
        <text:p text:style-name="P1">446. 213343</text:p>
        <text:p text:style-name="P1">447. 213344</text:p>
        <text:p text:style-name="P1">448. 213411</text:p>
        <text:p text:style-name="P1">449. 213412</text:p>
        <text:p text:style-name="P1">450. 213413</text:p>
        <text:p text:style-name="P1">451. 213414</text:p>
        <text:p text:style-name="P1">452. 213421</text:p>
        <text:p text:style-name="P1">453. 213422</text:p>
        <text:p text:style-name="P1">454. 213423</text:p>
        <text:p text:style-name="P1">455. 213424</text:p>
        <text:p text:style-name="P1">456. 213431</text:p>
        <text:p text:style-name="P1">457. 213432</text:p>
        <text:p text:style-name="P1">458. 213433</text:p>
        <text:p text:style-name="P1">459. 213434</text:p>
        <text:p text:style-name="P1">460. 213441</text:p>
        <text:p text:style-name="P1">461. 213442</text:p>
        <text:p text:style-name="P1">462. 213443</text:p>
        <text:p text:style-name="P1">463. 213444</text:p>
        <text:p text:style-name="P1">464. 214113</text:p>
        <text:p text:style-name="P1">465. 214123</text:p>
        <text:p text:style-name="P1">466. 214131</text:p>
        <text:p text:style-name="P1">467. 214132</text:p>
        <text:p text:style-name="P1">468. 214133</text:p>
        <text:p text:style-name="P1">469. 214134</text:p>
        <text:p text:style-name="P1">470. 214143</text:p>
        <text:p text:style-name="P1">471. 214213</text:p>
        <text:p text:style-name="P1">472. 214223</text:p>
        <text:p text:style-name="P1"><text:soft-page-break/>473. 214231</text:p>
        <text:p text:style-name="P1">474. 214232</text:p>
        <text:p text:style-name="P1">475. 214233</text:p>
        <text:p text:style-name="P1">476. 214234</text:p>
        <text:p text:style-name="P1">477. 214243</text:p>
        <text:p text:style-name="P1">478. 214311</text:p>
        <text:p text:style-name="P1">479. 214312</text:p>
        <text:p text:style-name="P1">480. 214313</text:p>
        <text:p text:style-name="P1">481. 214314</text:p>
        <text:p text:style-name="P1">482. 214321</text:p>
        <text:p text:style-name="P1">483. 214322</text:p>
        <text:p text:style-name="P1">484. 214323</text:p>
        <text:p text:style-name="P1">485. 214324</text:p>
        <text:p text:style-name="P1">486. 214331</text:p>
        <text:p text:style-name="P1">487. 214332</text:p>
        <text:p text:style-name="P1">488. 214333</text:p>
        <text:p text:style-name="P1">489. 214334</text:p>
        <text:p text:style-name="P1">490. 214341</text:p>
        <text:p text:style-name="P1">491. 214342</text:p>
        <text:p text:style-name="P1">492. 214343</text:p>
        <text:p text:style-name="P1">493. 214344</text:p>
        <text:p text:style-name="P1">494. 214413</text:p>
        <text:p text:style-name="P1">495. 214423</text:p>
        <text:p text:style-name="P1">496. 214431</text:p>
        <text:p text:style-name="P1">497. 214432</text:p>
        <text:p text:style-name="P1">498. 214433</text:p>
        <text:p text:style-name="P1">499. 214434</text:p>
        <text:p text:style-name="P1">500. 214443</text:p>
        <text:p text:style-name="P1">501. 221134</text:p>
        <text:p text:style-name="P1">502. 221143</text:p>
        <text:p text:style-name="P1">503. 221234</text:p>
        <text:p text:style-name="P1">504. 221243</text:p>
        <text:p text:style-name="P1">505. 221314</text:p>
        <text:p text:style-name="P1">506. 221324</text:p>
        <text:p text:style-name="P1">507. 221334</text:p>
        <text:p text:style-name="P1">508. 221341</text:p>
        <text:p text:style-name="P1">509. 221342</text:p>
        <text:p text:style-name="P1">510. 221343</text:p>
        <text:p text:style-name="P1">511. 221344</text:p>
        <text:p text:style-name="P1">512. 221413</text:p>
        <text:p text:style-name="P1">513. 221423</text:p>
        <text:p text:style-name="P1">514. 221431</text:p>
        <text:p text:style-name="P1">515. 221432</text:p>
        <text:p text:style-name="P1">516. 221433</text:p>
        <text:p text:style-name="P1">517. 221434</text:p>
        <text:p text:style-name="P1">518. 221443</text:p>
        <text:p text:style-name="P1">519. 222134</text:p>
        <text:p text:style-name="P1">520. 222143</text:p>
        <text:p text:style-name="P1">521. 222314</text:p>
        <text:p text:style-name="P1">522. 222341</text:p>
        <text:p text:style-name="P1">523. 222413</text:p>
        <text:p text:style-name="P1">524. 222431</text:p>
        <text:p text:style-name="P1">525. 223114</text:p>
        <text:p text:style-name="P1">526. 223124</text:p>
        <text:p text:style-name="P1">527. 223134</text:p>
        <text:p text:style-name="P1">528. 223141</text:p>
        <text:p text:style-name="P1">529. 223142</text:p>
        <text:p text:style-name="P1">530. 223143</text:p>
        <text:p text:style-name="P1">531. 223144</text:p>
        <text:p text:style-name="P1">532. 223214</text:p>
        <text:p text:style-name="P1">533. 223241</text:p>
        <text:p text:style-name="P1">534. 223314</text:p>
        <text:p text:style-name="P1">535. 223341</text:p>
        <text:p text:style-name="P1">536. 223411</text:p>
        <text:p text:style-name="P1">537. 223412</text:p>
        <text:p text:style-name="P1">538. 223413</text:p>
        <text:p text:style-name="P1">539. 223414</text:p>
        <text:p text:style-name="P1">540. 223421</text:p>
        <text:p text:style-name="P1">541. 223431</text:p>
        <text:p text:style-name="P1">542. 223441</text:p>
        <text:p text:style-name="P1">543. 224113</text:p>
        <text:p text:style-name="P1">544. 224123</text:p>
        <text:p text:style-name="P1">545. 224131</text:p>
        <text:p text:style-name="P1">546. 224132</text:p>
        <text:p text:style-name="P1">547. 224133</text:p>
        <text:p text:style-name="P1">548. 224134</text:p>
        <text:p text:style-name="P1">549. 224143</text:p>
        <text:p text:style-name="P1">550. 224213</text:p>
        <text:p text:style-name="P1">551. 224231</text:p>
        <text:p text:style-name="P1">552. 224311</text:p>
        <text:p text:style-name="P1">553. 224312</text:p>
        <text:p text:style-name="P1">554. 224313</text:p>
        <text:p text:style-name="P1">555. 224314</text:p>
        <text:p text:style-name="P1">556. 224321</text:p>
        <text:p text:style-name="P1">557. 224331</text:p>
        <text:p text:style-name="P1">558. 224341</text:p>
        <text:p text:style-name="P1">559. 224413</text:p>
        <text:p text:style-name="P1">560. 224431</text:p>
        <text:p text:style-name="P1">561. 231114</text:p>
        <text:p text:style-name="P1">562. 231124</text:p>
        <text:p text:style-name="P1">563. 231134</text:p>
        <text:p text:style-name="P1">564. 231141</text:p>
        <text:p text:style-name="P1">565. 231142</text:p>
        <text:p text:style-name="P1">566. 231143</text:p>
        <text:p text:style-name="P1">567. 231144</text:p>
        <text:p text:style-name="P1">568. 231214</text:p>
        <text:p text:style-name="P1">569. 231224</text:p>
        <text:p text:style-name="P1">570. 231234</text:p>
        <text:p text:style-name="P1">571. 231241</text:p>
        <text:p text:style-name="P1">572. 231242</text:p>
        <text:p text:style-name="P1">573. 231243</text:p>
        <text:p text:style-name="P1">574. 231244</text:p>
        <text:p text:style-name="P1">575. 231314</text:p>
        <text:p text:style-name="P1">576. 231324</text:p>
        <text:p text:style-name="P1">577. 231334</text:p>
        <text:p text:style-name="P1">578. 231341</text:p>
        <text:p text:style-name="P1">579. 231342</text:p>
        <text:p text:style-name="P1">580. 231343</text:p>
        <text:p text:style-name="P1">581. 231344</text:p>
        <text:p text:style-name="P1">582. 231411</text:p>
        <text:p text:style-name="P1">583. 231412</text:p>
        <text:p text:style-name="P1">584. 231413</text:p>
        <text:p text:style-name="P1">585. 231414</text:p>
        <text:p text:style-name="P1">586. 231421</text:p>
        <text:p text:style-name="P1">587. 231422</text:p>
        <text:p text:style-name="P1">588. 231423</text:p>
        <text:p text:style-name="P1">589. 231424</text:p>
        <text:p text:style-name="P1">590. 231431</text:p>
        <text:p text:style-name="P1">591. 231432</text:p>
        <text:p text:style-name="P1">592. 231433</text:p>
        <text:p text:style-name="P1">593. 231434</text:p>
        <text:p text:style-name="P1">594. 231441</text:p>
        <text:p text:style-name="P1">595. 231442</text:p>
        <text:p text:style-name="P1">596. 231443</text:p>
        <text:p text:style-name="P1">597. 231444</text:p>
        <text:p text:style-name="P1">598. 232114</text:p>
        <text:p text:style-name="P1">599. 232124</text:p>
        <text:p text:style-name="P1">600. 232134</text:p>
        <text:p text:style-name="P1">601. 232141</text:p>
        <text:p text:style-name="P1">602. 232142</text:p>
        <text:p text:style-name="P1">603. 232143</text:p>
        <text:p text:style-name="P1">604. 232144</text:p>
        <text:p text:style-name="P1">605. 232214</text:p>
        <text:p text:style-name="P1">606. 232241</text:p>
        <text:p text:style-name="P1">607. 232314</text:p>
        <text:p text:style-name="P1">608. 232341</text:p>
        <text:p text:style-name="P1">609. 232411</text:p>
        <text:p text:style-name="P1">610. 232412</text:p>
        <text:p text:style-name="P1">611. 232413</text:p>
        <text:p text:style-name="P1">612. 232414</text:p>
        <text:p text:style-name="P1">613. 232421</text:p>
        <text:p text:style-name="P1">614. 232431</text:p>
        <text:p text:style-name="P1">615. 232441</text:p>
        <text:p text:style-name="P1">616. 233114</text:p>
        <text:p text:style-name="P1">617. 233124</text:p>
        <text:p text:style-name="P1">618. 233134</text:p>
        <text:p text:style-name="P1">619. 233141</text:p>
        <text:p text:style-name="P1">620. 233142</text:p>
        <text:p text:style-name="P1">621. 233143</text:p>
        <text:p text:style-name="P1">622. 233144</text:p>
        <text:p text:style-name="P1">623. 233214</text:p>
        <text:p text:style-name="P1">624. 233241</text:p>
        <text:p text:style-name="P1">625. 233314</text:p>
        <text:p text:style-name="P1">626. 233341</text:p>
        <text:p text:style-name="P1">627. 233411</text:p>
        <text:p text:style-name="P1">628. 233412</text:p>
        <text:p text:style-name="P1">629. 233413</text:p>
        <text:p text:style-name="P1">630. 233414</text:p>
        <text:p text:style-name="P1">631. 233421</text:p>
        <text:p text:style-name="P1">632. 233431</text:p>
        <text:p text:style-name="P1">633. 233441</text:p>
        <text:p text:style-name="P1">634. 234111</text:p>
        <text:p text:style-name="P1">635. 234112</text:p>
        <text:p text:style-name="P1">636. 234113</text:p>
        <text:p text:style-name="P1">637. 234114</text:p>
        <text:p text:style-name="P1">638. 234121</text:p>
        <text:p text:style-name="P1">639. 234122</text:p>
        <text:p text:style-name="P1">640. 234123</text:p>
        <text:p text:style-name="P1">641. 234124</text:p>
        <text:p text:style-name="P1">642. 234131</text:p>
        <text:p text:style-name="P1">643. 234132</text:p>
        <text:p text:style-name="P1">644. 234133</text:p>
        <text:p text:style-name="P1">645. 234134</text:p>
        <text:p text:style-name="P1">646. 234141</text:p>
        <text:p text:style-name="P1">647. 234142</text:p>
        <text:p text:style-name="P1">648. 234143</text:p>
        <text:p text:style-name="P1">649. 234144</text:p>
        <text:p text:style-name="P1">650. 234211</text:p>
        <text:p text:style-name="P1">651. 234212</text:p>
        <text:p text:style-name="P1">652. 234213</text:p>
        <text:p text:style-name="P1">653. 234214</text:p>
        <text:p text:style-name="P1">654. 234221</text:p>
        <text:p text:style-name="P1">655. 234231</text:p>
        <text:p text:style-name="P1">656. 234241</text:p>
        <text:p text:style-name="P1">657. 234311</text:p>
        <text:p text:style-name="P1">658. 234312</text:p>
        <text:p text:style-name="P1">659. 234313</text:p>
        <text:p text:style-name="P1">660. 234314</text:p>
        <text:p text:style-name="P1">661. 234321</text:p>
        <text:p text:style-name="P1">662. 234331</text:p>
        <text:p text:style-name="P1">663. 234341</text:p>
        <text:p text:style-name="P1">664. 234411</text:p>
        <text:p text:style-name="P1">665. 234412</text:p>
        <text:p text:style-name="P1">666. 234413</text:p>
        <text:p text:style-name="P1">667. 234414</text:p>
        <text:p text:style-name="P1">668. 234421</text:p>
        <text:p text:style-name="P1"><text:soft-page-break/>669. 234431</text:p>
        <text:p text:style-name="P1">670. 234441</text:p>
        <text:p text:style-name="P1">671. 241113</text:p>
        <text:p text:style-name="P1">672. 241123</text:p>
        <text:p text:style-name="P1">673. 241131</text:p>
        <text:p text:style-name="P1">674. 241132</text:p>
        <text:p text:style-name="P1">675. 241133</text:p>
        <text:p text:style-name="P1">676. 241134</text:p>
        <text:p text:style-name="P1">677. 241143</text:p>
        <text:p text:style-name="P1">678. 241213</text:p>
        <text:p text:style-name="P1">679. 241223</text:p>
        <text:p text:style-name="P1">680. 241231</text:p>
        <text:p text:style-name="P1">681. 241232</text:p>
        <text:p text:style-name="P1">682. 241233</text:p>
        <text:p text:style-name="P1">683. 241234</text:p>
        <text:p text:style-name="P1">684. 241243</text:p>
        <text:p text:style-name="P1">685. 241311</text:p>
        <text:p text:style-name="P1">686. 241312</text:p>
        <text:p text:style-name="P1">687. 241313</text:p>
        <text:p text:style-name="P1">688. 241314</text:p>
        <text:p text:style-name="P1">689. 241321</text:p>
        <text:p text:style-name="P1">690. 241322</text:p>
        <text:p text:style-name="P1">691. 241323</text:p>
        <text:p text:style-name="P1">692. 241324</text:p>
        <text:p text:style-name="P1">693. 241331</text:p>
        <text:p text:style-name="P1">694. 241332</text:p>
        <text:p text:style-name="P1">695. 241333</text:p>
        <text:p text:style-name="P1">696. 241334</text:p>
        <text:p text:style-name="P1">697. 241341</text:p>
        <text:p text:style-name="P1">698. 241342</text:p>
        <text:p text:style-name="P1">699. 241343</text:p>
        <text:p text:style-name="P1">700. 241344</text:p>
        <text:p text:style-name="P1">701. 241413</text:p>
        <text:p text:style-name="P1">702. 241423</text:p>
        <text:p text:style-name="P1">703. 241431</text:p>
        <text:p text:style-name="P1">704. 241432</text:p>
        <text:p text:style-name="P1">705. 241433</text:p>
        <text:p text:style-name="P1">706. 241434</text:p>
        <text:p text:style-name="P1">707. 241443</text:p>
        <text:p text:style-name="P1">708. 242113</text:p>
        <text:p text:style-name="P1">709. 242123</text:p>
        <text:p text:style-name="P1">710. 242131</text:p>
        <text:p text:style-name="P1">711. 242132</text:p>
        <text:p text:style-name="P1">712. 242133</text:p>
        <text:p text:style-name="P1">713. 242134</text:p>
        <text:p text:style-name="P1">714. 242143</text:p>
        <text:p text:style-name="P1">715. 242213</text:p>
        <text:p text:style-name="P1">716. 242231</text:p>
        <text:p text:style-name="P1">717. 242311</text:p>
        <text:p text:style-name="P1">718. 242312</text:p>
        <text:p text:style-name="P1">719. 242313</text:p>
        <text:p text:style-name="P1">720. 242314</text:p>
        <text:p text:style-name="P1">721. 242321</text:p>
        <text:p text:style-name="P1">722. 242331</text:p>
        <text:p text:style-name="P1">723. 242341</text:p>
        <text:p text:style-name="P1">724. 242413</text:p>
        <text:p text:style-name="P1">725. 242431</text:p>
        <text:p text:style-name="P1">726. 243111</text:p>
        <text:p text:style-name="P1">727. 243112</text:p>
        <text:p text:style-name="P1">728. 243113</text:p>
        <text:p text:style-name="P1">729. 243114</text:p>
        <text:p text:style-name="P1">730. 243121</text:p>
        <text:p text:style-name="P1">731. 243122</text:p>
        <text:p text:style-name="P1">732. 243123</text:p>
        <text:p text:style-name="P1">733. 243124</text:p>
        <text:p text:style-name="P1">734. 243131</text:p>
        <text:p text:style-name="P1">735. 243132</text:p>
        <text:p text:style-name="P1">736. 243133</text:p>
        <text:p text:style-name="P1">737. 243134</text:p>
        <text:p text:style-name="P1">738. 243141</text:p>
        <text:p text:style-name="P1">739. 243142</text:p>
        <text:p text:style-name="P1">740. 243143</text:p>
        <text:p text:style-name="P1">741. 243144</text:p>
        <text:p text:style-name="P1">742. 243211</text:p>
        <text:p text:style-name="P1">743. 243212</text:p>
        <text:p text:style-name="P1">744. 243213</text:p>
        <text:p text:style-name="P1">745. 243214</text:p>
        <text:p text:style-name="P1">746. 243221</text:p>
        <text:p text:style-name="P1">747. 243231</text:p>
        <text:p text:style-name="P1">748. 243241</text:p>
        <text:p text:style-name="P1">749. 243311</text:p>
        <text:p text:style-name="P1">750. 243312</text:p>
        <text:p text:style-name="P1">751. 243313</text:p>
        <text:p text:style-name="P1">752. 243314</text:p>
        <text:p text:style-name="P1">753. 243321</text:p>
        <text:p text:style-name="P1">754. 243331</text:p>
        <text:p text:style-name="P1">755. 243341</text:p>
        <text:p text:style-name="P1">756. 243411</text:p>
        <text:p text:style-name="P1">757. 243412</text:p>
        <text:p text:style-name="P1">758. 243413</text:p>
        <text:p text:style-name="P1">759. 243414</text:p>
        <text:p text:style-name="P1">760. 243421</text:p>
        <text:p text:style-name="P1">761. 243431</text:p>
        <text:p text:style-name="P1">762. 243441</text:p>
        <text:p text:style-name="P1">763. 244113</text:p>
        <text:p text:style-name="P1">764. 244123</text:p>
        <text:p text:style-name="P1">765. 244131</text:p>
        <text:p text:style-name="P1">766. 244132</text:p>
        <text:p text:style-name="P1">767. 244133</text:p>
        <text:p text:style-name="P1">768. 244134</text:p>
        <text:p text:style-name="P1">769. 244143</text:p>
        <text:p text:style-name="P1">770. 244213</text:p>
        <text:p text:style-name="P1">771. 244231</text:p>
        <text:p text:style-name="P1">772. 244311</text:p>
        <text:p text:style-name="P1">773. 244312</text:p>
        <text:p text:style-name="P1">774. 244313</text:p>
        <text:p text:style-name="P1">775. 244314</text:p>
        <text:p text:style-name="P1">776. 244321</text:p>
        <text:p text:style-name="P1">777. 244331</text:p>
        <text:p text:style-name="P1">778. 244341</text:p>
        <text:p text:style-name="P1">779. 244413</text:p>
        <text:p text:style-name="P1">780. 244431</text:p>
        <text:p text:style-name="P1">781. 311124</text:p>
        <text:p text:style-name="P1">782. 311142</text:p>
        <text:p text:style-name="P1">783. 311214</text:p>
        <text:p text:style-name="P1">784. 311224</text:p>
        <text:p text:style-name="P1">785. 311234</text:p>
        <text:p text:style-name="P1">786. 311241</text:p>
        <text:p text:style-name="P1">787. 311242</text:p>
        <text:p text:style-name="P1">788. 311243</text:p>
        <text:p text:style-name="P1">789. 311244</text:p>
        <text:p text:style-name="P1">790. 311324</text:p>
        <text:p text:style-name="P1">791. 311342</text:p>
        <text:p text:style-name="P1">792. 311412</text:p>
        <text:p text:style-name="P1">793. 311421</text:p>
        <text:p text:style-name="P1">794. 311422</text:p>
        <text:p text:style-name="P1">795. 311423</text:p>
        <text:p text:style-name="P1">796. 311424</text:p>
        <text:p text:style-name="P1">797. 311432</text:p>
        <text:p text:style-name="P1">798. 311442</text:p>
        <text:p text:style-name="P1">799. 312114</text:p>
        <text:p text:style-name="P1">800. 312124</text:p>
        <text:p text:style-name="P1">801. 312134</text:p>
        <text:p text:style-name="P1">802. 312141</text:p>
        <text:p text:style-name="P1">803. 312142</text:p>
        <text:p text:style-name="P1">804. 312143</text:p>
        <text:p text:style-name="P1">805. 312144</text:p>
        <text:p text:style-name="P1">806. 312214</text:p>
        <text:p text:style-name="P1">807. 312224</text:p>
        <text:p text:style-name="P1">808. 312234</text:p>
        <text:p text:style-name="P1">809. 312241</text:p>
        <text:p text:style-name="P1">810. 312242</text:p>
        <text:p text:style-name="P1">811. 312243</text:p>
        <text:p text:style-name="P1">812. 312244</text:p>
        <text:p text:style-name="P1">813. 312314</text:p>
        <text:p text:style-name="P1">814. 312324</text:p>
        <text:p text:style-name="P1">815. 312334</text:p>
        <text:p text:style-name="P1">816. 312341</text:p>
        <text:p text:style-name="P1">817. 312342</text:p>
        <text:p text:style-name="P1">818. 312343</text:p>
        <text:p text:style-name="P1">819. 312344</text:p>
        <text:p text:style-name="P1">820. 312411</text:p>
        <text:p text:style-name="P1">821. 312412</text:p>
        <text:p text:style-name="P1">822. 312413</text:p>
        <text:p text:style-name="P1">823. 312414</text:p>
        <text:p text:style-name="P1">824. 312421</text:p>
        <text:p text:style-name="P1">825. 312422</text:p>
        <text:p text:style-name="P1">826. 312423</text:p>
        <text:p text:style-name="P1">827. 312424</text:p>
        <text:p text:style-name="P1">828. 312431</text:p>
        <text:p text:style-name="P1">829. 312432</text:p>
        <text:p text:style-name="P1">830. 312433</text:p>
        <text:p text:style-name="P1">831. 312434</text:p>
        <text:p text:style-name="P1">832. 312441</text:p>
        <text:p text:style-name="P1">833. 312442</text:p>
        <text:p text:style-name="P1">834. 312443</text:p>
        <text:p text:style-name="P1">835. 312444</text:p>
        <text:p text:style-name="P1">836. 313124</text:p>
        <text:p text:style-name="P1">837. 313142</text:p>
        <text:p text:style-name="P1">838. 313214</text:p>
        <text:p text:style-name="P1">839. 313224</text:p>
        <text:p text:style-name="P1">840. 313234</text:p>
        <text:p text:style-name="P1">841. 313241</text:p>
        <text:p text:style-name="P1">842. 313242</text:p>
        <text:p text:style-name="P1">843. 313243</text:p>
        <text:p text:style-name="P1">844. 313244</text:p>
        <text:p text:style-name="P1">845. 313324</text:p>
        <text:p text:style-name="P1">846. 313342</text:p>
        <text:p text:style-name="P1">847. 313412</text:p>
        <text:p text:style-name="P1">848. 313421</text:p>
        <text:p text:style-name="P1">849. 313422</text:p>
        <text:p text:style-name="P1">850. 313423</text:p>
        <text:p text:style-name="P1">851. 313424</text:p>
        <text:p text:style-name="P1">852. 313432</text:p>
        <text:p text:style-name="P1">853. 313442</text:p>
        <text:p text:style-name="P1">854. 314112</text:p>
        <text:p text:style-name="P1">855. 314121</text:p>
        <text:p text:style-name="P1">856. 314122</text:p>
        <text:p text:style-name="P1">857. 314123</text:p>
        <text:p text:style-name="P1">858. 314124</text:p>
        <text:p text:style-name="P1">859. 314132</text:p>
        <text:p text:style-name="P1">860. 314142</text:p>
        <text:p text:style-name="P1">861. 314211</text:p>
        <text:p text:style-name="P1">862. 314212</text:p>
        <text:p text:style-name="P1">863. 314213</text:p>
        <text:p text:style-name="P1">864. 314214</text:p>
        <text:p text:style-name="P1"><text:soft-page-break/>865. 314221</text:p>
        <text:p text:style-name="P1">866. 314222</text:p>
        <text:p text:style-name="P1">867. 314223</text:p>
        <text:p text:style-name="P1">868. 314224</text:p>
        <text:p text:style-name="P1">869. 314231</text:p>
        <text:p text:style-name="P1">870. 314232</text:p>
        <text:p text:style-name="P1">871. 314233</text:p>
        <text:p text:style-name="P1">872. 314234</text:p>
        <text:p text:style-name="P1">873. 314241</text:p>
        <text:p text:style-name="P1">874. 314242</text:p>
        <text:p text:style-name="P1">875. 314243</text:p>
        <text:p text:style-name="P1">876. 314244</text:p>
        <text:p text:style-name="P1">877. 314312</text:p>
        <text:p text:style-name="P1">878. 314321</text:p>
        <text:p text:style-name="P1">879. 314322</text:p>
        <text:p text:style-name="P1">880. 314323</text:p>
        <text:p text:style-name="P1">881. 314324</text:p>
        <text:p text:style-name="P1">882. 314332</text:p>
        <text:p text:style-name="P1">883. 314342</text:p>
        <text:p text:style-name="P1">884. 314412</text:p>
        <text:p text:style-name="P1">885. 314421</text:p>
        <text:p text:style-name="P1">886. 314422</text:p>
        <text:p text:style-name="P1">887. 314423</text:p>
        <text:p text:style-name="P1">888. 314424</text:p>
        <text:p text:style-name="P1">889. 314432</text:p>
        <text:p text:style-name="P1">890. 314442</text:p>
        <text:p text:style-name="P1">891. 321114</text:p>
        <text:p text:style-name="P1">892. 321124</text:p>
        <text:p text:style-name="P1">893. 321134</text:p>
        <text:p text:style-name="P1">894. 321141</text:p>
        <text:p text:style-name="P1">895. 321142</text:p>
        <text:p text:style-name="P1">896. 321143</text:p>
        <text:p text:style-name="P1">897. 321144</text:p>
        <text:p text:style-name="P1">898. 321214</text:p>
        <text:p text:style-name="P1">899. 321224</text:p>
        <text:p text:style-name="P1">900. 321234</text:p>
        <text:p text:style-name="P1">901. 321241</text:p>
        <text:p text:style-name="P1">902. 321242</text:p>
        <text:p text:style-name="P1">903. 321243</text:p>
        <text:p text:style-name="P1">904. 321244</text:p>
        <text:p text:style-name="P1">905. 321314</text:p>
        <text:p text:style-name="P1">906. 321324</text:p>
        <text:p text:style-name="P1">907. 321334</text:p>
        <text:p text:style-name="P1">908. 321341</text:p>
        <text:p text:style-name="P1">909. 321342</text:p>
        <text:p text:style-name="P1">910. 321343</text:p>
        <text:p text:style-name="P1">911. 321344</text:p>
        <text:p text:style-name="P1">912. 321411</text:p>
        <text:p text:style-name="P1">913. 321412</text:p>
        <text:p text:style-name="P1">914. 321413</text:p>
        <text:p text:style-name="P1">915. 321414</text:p>
        <text:p text:style-name="P1">916. 321421</text:p>
        <text:p text:style-name="P1">917. 321422</text:p>
        <text:p text:style-name="P1">918. 321423</text:p>
        <text:p text:style-name="P1">919. 321424</text:p>
        <text:p text:style-name="P1">920. 321431</text:p>
        <text:p text:style-name="P1">921. 321432</text:p>
        <text:p text:style-name="P1">922. 321433</text:p>
        <text:p text:style-name="P1">923. 321434</text:p>
        <text:p text:style-name="P1">924. 321441</text:p>
        <text:p text:style-name="P1">925. 321442</text:p>
        <text:p text:style-name="P1">926. 321443</text:p>
        <text:p text:style-name="P1">927. 321444</text:p>
        <text:p text:style-name="P1">928. 322114</text:p>
        <text:p text:style-name="P1">929. 322124</text:p>
        <text:p text:style-name="P1">930. 322134</text:p>
        <text:p text:style-name="P1">931. 322141</text:p>
        <text:p text:style-name="P1">932. 322142</text:p>
        <text:p text:style-name="P1">933. 322143</text:p>
        <text:p text:style-name="P1">934. 322144</text:p>
        <text:p text:style-name="P1">935. 322214</text:p>
        <text:p text:style-name="P1">936. 322241</text:p>
        <text:p text:style-name="P1">937. 322314</text:p>
        <text:p text:style-name="P1">938. 322341</text:p>
        <text:p text:style-name="P1">939. 322411</text:p>
        <text:p text:style-name="P1">940. 322412</text:p>
        <text:p text:style-name="P1">941. 322413</text:p>
        <text:p text:style-name="P1">942. 322414</text:p>
        <text:p text:style-name="P1">943. 322421</text:p>
        <text:p text:style-name="P1">944. 322431</text:p>
        <text:p text:style-name="P1">945. 322441</text:p>
        <text:p text:style-name="P1">946. 323114</text:p>
        <text:p text:style-name="P1">947. 323124</text:p>
        <text:p text:style-name="P1">948. 323134</text:p>
        <text:p text:style-name="P1">949. 323141</text:p>
        <text:p text:style-name="P1">950. 323142</text:p>
        <text:p text:style-name="P1">951. 323143</text:p>
        <text:p text:style-name="P1">952. 323144</text:p>
        <text:p text:style-name="P1">953. 323214</text:p>
        <text:p text:style-name="P1">954. 323241</text:p>
        <text:p text:style-name="P1">955. 323314</text:p>
        <text:p text:style-name="P1">956. 323341</text:p>
        <text:p text:style-name="P1">957. 323411</text:p>
        <text:p text:style-name="P1">958. 323412</text:p>
        <text:p text:style-name="P1">959. 323413</text:p>
        <text:p text:style-name="P1">960. 323414</text:p>
        <text:p text:style-name="P1">961. 323421</text:p>
        <text:p text:style-name="P1">962. 323431</text:p>
        <text:p text:style-name="P1">963. 323441</text:p>
        <text:p text:style-name="P1">964. 324111</text:p>
        <text:p text:style-name="P1">965. 324112</text:p>
        <text:p text:style-name="P1">966. 324113</text:p>
        <text:p text:style-name="P1">967. 324114</text:p>
        <text:p text:style-name="P1">968. 324121</text:p>
        <text:p text:style-name="P1">969. 324122</text:p>
        <text:p text:style-name="P1">970. 324123</text:p>
        <text:p text:style-name="P1">971. 324124</text:p>
        <text:p text:style-name="P1">972. 324131</text:p>
        <text:p text:style-name="P1">973. 324132</text:p>
        <text:p text:style-name="P1">974. 324133</text:p>
        <text:p text:style-name="P1">975. 324134</text:p>
        <text:p text:style-name="P1">976. 324141</text:p>
        <text:p text:style-name="P1">977. 324142</text:p>
        <text:p text:style-name="P1">978. 324143</text:p>
        <text:p text:style-name="P1">979. 324144</text:p>
        <text:p text:style-name="P1">980. 324211</text:p>
        <text:p text:style-name="P1">981. 324212</text:p>
        <text:p text:style-name="P1">982. 324213</text:p>
        <text:p text:style-name="P1">983. 324214</text:p>
        <text:p text:style-name="P1">984. 324221</text:p>
        <text:p text:style-name="P1">985. 324231</text:p>
        <text:p text:style-name="P1">986. 324241</text:p>
        <text:p text:style-name="P1">987. 324311</text:p>
        <text:p text:style-name="P1">988. 324312</text:p>
        <text:p text:style-name="P1">989. 324313</text:p>
        <text:p text:style-name="P1">990. 324314</text:p>
        <text:p text:style-name="P1">991. 324321</text:p>
        <text:p text:style-name="P1">992. 324331</text:p>
        <text:p text:style-name="P1">993. 324341</text:p>
        <text:p text:style-name="P1">994. 324411</text:p>
        <text:p text:style-name="P1">995. 324412</text:p>
        <text:p text:style-name="P1">996. 324413</text:p>
        <text:p text:style-name="P1">997. 324414</text:p>
        <text:p text:style-name="P1">998. 324421</text:p>
        <text:p text:style-name="P1">999. 324431</text:p>
        <text:p text:style-name="P1">1000. 324441</text:p>
        <text:p text:style-name="P1">1001. 331124</text:p>
        <text:p text:style-name="P1">1002. 331142</text:p>
        <text:p text:style-name="P1">1003. 331214</text:p>
        <text:p text:style-name="P1">1004. 331224</text:p>
        <text:p text:style-name="P1">1005. 331234</text:p>
        <text:p text:style-name="P1">1006. 331241</text:p>
        <text:p text:style-name="P1">1007. 331242</text:p>
        <text:p text:style-name="P1">1008. 331243</text:p>
        <text:p text:style-name="P1">1009. 331244</text:p>
        <text:p text:style-name="P1">1010. 331324</text:p>
        <text:p text:style-name="P1">1011. 331342</text:p>
        <text:p text:style-name="P1">1012. 331412</text:p>
        <text:p text:style-name="P1">1013. 331421</text:p>
        <text:p text:style-name="P1">1014. 331422</text:p>
        <text:p text:style-name="P1">1015. 331423</text:p>
        <text:p text:style-name="P1">1016. 331424</text:p>
        <text:p text:style-name="P1">1017. 331432</text:p>
        <text:p text:style-name="P1">1018. 331442</text:p>
        <text:p text:style-name="P1">1019. 332114</text:p>
        <text:p text:style-name="P1">1020. 332124</text:p>
        <text:p text:style-name="P1">1021. 332134</text:p>
        <text:p text:style-name="P1">1022. 332141</text:p>
        <text:p text:style-name="P1">1023. 332142</text:p>
        <text:p text:style-name="P1">1024. 332143</text:p>
        <text:p text:style-name="P1">1025. 332144</text:p>
        <text:p text:style-name="P1">1026. 332214</text:p>
        <text:p text:style-name="P1">1027. 332241</text:p>
        <text:p text:style-name="P1">1028. 332314</text:p>
        <text:p text:style-name="P1">1029. 332341</text:p>
        <text:p text:style-name="P1">1030. 332411</text:p>
        <text:p text:style-name="P1">1031. 332412</text:p>
        <text:p text:style-name="P1">1032. 332413</text:p>
        <text:p text:style-name="P1">1033. 332414</text:p>
        <text:p text:style-name="P1">1034. 332421</text:p>
        <text:p text:style-name="P1">1035. 332431</text:p>
        <text:p text:style-name="P1">1036. 332441</text:p>
        <text:p text:style-name="P1">1037. 333124</text:p>
        <text:p text:style-name="P1">1038. 333142</text:p>
        <text:p text:style-name="P1">1039. 333214</text:p>
        <text:p text:style-name="P1">1040. 333241</text:p>
        <text:p text:style-name="P1">1041. 333412</text:p>
        <text:p text:style-name="P1">1042. 333421</text:p>
        <text:p text:style-name="P1">1043. 334112</text:p>
        <text:p text:style-name="P1">1044. 334121</text:p>
        <text:p text:style-name="P1">1045. 334122</text:p>
        <text:p text:style-name="P1">1046. 334123</text:p>
        <text:p text:style-name="P1">1047. 334124</text:p>
        <text:p text:style-name="P1">1048. 334132</text:p>
        <text:p text:style-name="P1">1049. 334142</text:p>
        <text:p text:style-name="P1">1050. 334211</text:p>
        <text:p text:style-name="P1">1051. 334212</text:p>
        <text:p text:style-name="P1">1052. 334213</text:p>
        <text:p text:style-name="P1">1053. 334214</text:p>
        <text:p text:style-name="P1">1054. 334221</text:p>
        <text:p text:style-name="P1">1055. 334231</text:p>
        <text:p text:style-name="P1">1056. 334241</text:p>
        <text:p text:style-name="P1">1057. 334312</text:p>
        <text:p text:style-name="P1">1058. 334321</text:p>
        <text:p text:style-name="P1">1059. 334412</text:p>
        <text:p text:style-name="P1">1060. 334421</text:p>
        <text:p text:style-name="P1"><text:soft-page-break/>1061. 341112</text:p>
        <text:p text:style-name="P1">1062. 341121</text:p>
        <text:p text:style-name="P1">1063. 341122</text:p>
        <text:p text:style-name="P1">1064. 341123</text:p>
        <text:p text:style-name="P1">1065. 341124</text:p>
        <text:p text:style-name="P1">1066. 341132</text:p>
        <text:p text:style-name="P1">1067. 341142</text:p>
        <text:p text:style-name="P1">1068. 341211</text:p>
        <text:p text:style-name="P1">1069. 341212</text:p>
        <text:p text:style-name="P1">1070. 341213</text:p>
        <text:p text:style-name="P1">1071. 341214</text:p>
        <text:p text:style-name="P1">1072. 341221</text:p>
        <text:p text:style-name="P1">1073. 341222</text:p>
        <text:p text:style-name="P1">1074. 341223</text:p>
        <text:p text:style-name="P1">1075. 341224</text:p>
        <text:p text:style-name="P1">1076. 341231</text:p>
        <text:p text:style-name="P1">1077. 341232</text:p>
        <text:p text:style-name="P1">1078. 341233</text:p>
        <text:p text:style-name="P1">1079. 341234</text:p>
        <text:p text:style-name="P1">1080. 341241</text:p>
        <text:p text:style-name="P1">1081. 341242</text:p>
        <text:p text:style-name="P1">1082. 341243</text:p>
        <text:p text:style-name="P1">1083. 341244</text:p>
        <text:p text:style-name="P1">1084. 341312</text:p>
        <text:p text:style-name="P1">1085. 341321</text:p>
        <text:p text:style-name="P1">1086. 341322</text:p>
        <text:p text:style-name="P1">1087. 341323</text:p>
        <text:p text:style-name="P1">1088. 341324</text:p>
        <text:p text:style-name="P1">1089. 341332</text:p>
        <text:p text:style-name="P1">1090. 341342</text:p>
        <text:p text:style-name="P1">1091. 341412</text:p>
        <text:p text:style-name="P1">1092. 341421</text:p>
        <text:p text:style-name="P1">1093. 341422</text:p>
        <text:p text:style-name="P1">1094. 341423</text:p>
        <text:p text:style-name="P1">1095. 341424</text:p>
        <text:p text:style-name="P1">1096. 341432</text:p>
        <text:p text:style-name="P1">1097. 341442</text:p>
        <text:p text:style-name="P1">1098. 342111</text:p>
        <text:p text:style-name="P1">1099. 342112</text:p>
        <text:p text:style-name="P1">1100. 342113</text:p>
        <text:p text:style-name="P1">1101. 342114</text:p>
        <text:p text:style-name="P1">1102. 342121</text:p>
        <text:p text:style-name="P1">1103. 342122</text:p>
        <text:p text:style-name="P1">1104. 342123</text:p>
        <text:p text:style-name="P1">1105. 342124</text:p>
        <text:p text:style-name="P1">1106. 342131</text:p>
        <text:p text:style-name="P1">1107. 342132</text:p>
        <text:p text:style-name="P1">1108. 342133</text:p>
        <text:p text:style-name="P1">1109. 342134</text:p>
        <text:p text:style-name="P1">1110. 342141</text:p>
        <text:p text:style-name="P1">1111. 342142</text:p>
        <text:p text:style-name="P1">1112. 342143</text:p>
        <text:p text:style-name="P1">1113. 342144</text:p>
        <text:p text:style-name="P1">1114. 342211</text:p>
        <text:p text:style-name="P1">1115. 342212</text:p>
        <text:p text:style-name="P1">1116. 342213</text:p>
        <text:p text:style-name="P1">1117. 342214</text:p>
        <text:p text:style-name="P1">1118. 342221</text:p>
        <text:p text:style-name="P1">1119. 342231</text:p>
        <text:p text:style-name="P1">1120. 342241</text:p>
        <text:p text:style-name="P1">1121. 342311</text:p>
        <text:p text:style-name="P1">1122. 342312</text:p>
        <text:p text:style-name="P1">1123. 342313</text:p>
        <text:p text:style-name="P1">1124. 342314</text:p>
        <text:p text:style-name="P1">1125. 342321</text:p>
        <text:p text:style-name="P1">1126. 342331</text:p>
        <text:p text:style-name="P1">1127. 342341</text:p>
        <text:p text:style-name="P1">1128. 342411</text:p>
        <text:p text:style-name="P1">1129. 342412</text:p>
        <text:p text:style-name="P1">1130. 342413</text:p>
        <text:p text:style-name="P1">1131. 342414</text:p>
        <text:p text:style-name="P1">1132. 342421</text:p>
        <text:p text:style-name="P1">1133. 342431</text:p>
        <text:p text:style-name="P1">1134. 342441</text:p>
        <text:p text:style-name="P1">1135. 343112</text:p>
        <text:p text:style-name="P1">1136. 343121</text:p>
        <text:p text:style-name="P1">1137. 343122</text:p>
        <text:p text:style-name="P1">1138. 343123</text:p>
        <text:p text:style-name="P1">1139. 343124</text:p>
        <text:p text:style-name="P1">1140. 343132</text:p>
        <text:p text:style-name="P1">1141. 343142</text:p>
        <text:p text:style-name="P1">1142. 343211</text:p>
        <text:p text:style-name="P1">1143. 343212</text:p>
        <text:p text:style-name="P1">1144. 343213</text:p>
        <text:p text:style-name="P1">1145. 343214</text:p>
        <text:p text:style-name="P1">1146. 343221</text:p>
        <text:p text:style-name="P1">1147. 343231</text:p>
        <text:p text:style-name="P1">1148. 343241</text:p>
        <text:p text:style-name="P1">1149. 343312</text:p>
        <text:p text:style-name="P1">1150. 343321</text:p>
        <text:p text:style-name="P1">1151. 343412</text:p>
        <text:p text:style-name="P1">1152. 343421</text:p>
        <text:p text:style-name="P1">1153. 344112</text:p>
        <text:p text:style-name="P1">1154. 344121</text:p>
        <text:p text:style-name="P1">1155. 344122</text:p>
        <text:p text:style-name="P1">1156. 344123</text:p>
        <text:p text:style-name="P1">1157. 344124</text:p>
        <text:p text:style-name="P1">1158. 344132</text:p>
        <text:p text:style-name="P1">1159. 344142</text:p>
        <text:p text:style-name="P1">1160. 344211</text:p>
        <text:p text:style-name="P1">1161. 344212</text:p>
        <text:p text:style-name="P1">1162. 344213</text:p>
        <text:p text:style-name="P1">1163. 344214</text:p>
        <text:p text:style-name="P1">1164. 344221</text:p>
        <text:p text:style-name="P1">1165. 344231</text:p>
        <text:p text:style-name="P1">1166. 344241</text:p>
        <text:p text:style-name="P1">1167. 344312</text:p>
        <text:p text:style-name="P1">1168. 344321</text:p>
        <text:p text:style-name="P1">1169. 344412</text:p>
        <text:p text:style-name="P1">1170. 344421</text:p>
        <text:p text:style-name="P1">1171. 411123</text:p>
        <text:p text:style-name="P1">1172. 411132</text:p>
        <text:p text:style-name="P1">1173. 411213</text:p>
        <text:p text:style-name="P1">1174. 411223</text:p>
        <text:p text:style-name="P1">1175. 411231</text:p>
        <text:p text:style-name="P1">1176. 411232</text:p>
        <text:p text:style-name="P1">1177. 411233</text:p>
        <text:p text:style-name="P1">1178. 411234</text:p>
        <text:p text:style-name="P1">1179. 411243</text:p>
        <text:p text:style-name="P1">1180. 411312</text:p>
        <text:p text:style-name="P1">1181. 411321</text:p>
        <text:p text:style-name="P1">1182. 411322</text:p>
        <text:p text:style-name="P1">1183. 411323</text:p>
        <text:p text:style-name="P1">1184. 411324</text:p>
        <text:p text:style-name="P1">1185. 411332</text:p>
        <text:p text:style-name="P1">1186. 411342</text:p>
        <text:p text:style-name="P1">1187. 411423</text:p>
        <text:p text:style-name="P1">1188. 411432</text:p>
        <text:p text:style-name="P1">1189. 412113</text:p>
        <text:p text:style-name="P1">1190. 412123</text:p>
        <text:p text:style-name="P1">1191. 412131</text:p>
        <text:p text:style-name="P1">1192. 412132</text:p>
        <text:p text:style-name="P1">1193. 412133</text:p>
        <text:p text:style-name="P1">1194. 412134</text:p>
        <text:p text:style-name="P1">1195. 412143</text:p>
        <text:p text:style-name="P1">1196. 412213</text:p>
        <text:p text:style-name="P1">1197. 412223</text:p>
        <text:p text:style-name="P1">1198. 412231</text:p>
        <text:p text:style-name="P1">1199. 412232</text:p>
        <text:p text:style-name="P1">1200. 412233</text:p>
        <text:p text:style-name="P1">1201. 412234</text:p>
        <text:p text:style-name="P1">1202. 412243</text:p>
        <text:p text:style-name="P1">1203. 412311</text:p>
        <text:p text:style-name="P1">1204. 412312</text:p>
        <text:p text:style-name="P1">1205. 412313</text:p>
        <text:p text:style-name="P1">1206. 412314</text:p>
        <text:p text:style-name="P1">1207. 412321</text:p>
        <text:p text:style-name="P1">1208. 412322</text:p>
        <text:p text:style-name="P1">1209. 412323</text:p>
        <text:p text:style-name="P1">1210. 412324</text:p>
        <text:p text:style-name="P1">1211. 412331</text:p>
        <text:p text:style-name="P1">1212. 412332</text:p>
        <text:p text:style-name="P1">1213. 412333</text:p>
        <text:p text:style-name="P1">1214. 412334</text:p>
        <text:p text:style-name="P1">1215. 412341</text:p>
        <text:p text:style-name="P1">1216. 412342</text:p>
        <text:p text:style-name="P1">1217. 412343</text:p>
        <text:p text:style-name="P1">1218. 412344</text:p>
        <text:p text:style-name="P1">1219. 412413</text:p>
        <text:p text:style-name="P1">1220. 412423</text:p>
        <text:p text:style-name="P1">1221. 412431</text:p>
        <text:p text:style-name="P1">1222. 412432</text:p>
        <text:p text:style-name="P1">1223. 412433</text:p>
        <text:p text:style-name="P1">1224. 412434</text:p>
        <text:p text:style-name="P1">1225. 412443</text:p>
        <text:p text:style-name="P1">1226. 413112</text:p>
        <text:p text:style-name="P1">1227. 413121</text:p>
        <text:p text:style-name="P1">1228. 413122</text:p>
        <text:p text:style-name="P1">1229. 413123</text:p>
        <text:p text:style-name="P1">1230. 413124</text:p>
        <text:p text:style-name="P1">1231. 413132</text:p>
        <text:p text:style-name="P1">1232. 413142</text:p>
        <text:p text:style-name="P1">1233. 413211</text:p>
        <text:p text:style-name="P1">1234. 413212</text:p>
        <text:p text:style-name="P1">1235. 413213</text:p>
        <text:p text:style-name="P1">1236. 413214</text:p>
        <text:p text:style-name="P1">1237. 413221</text:p>
        <text:p text:style-name="P1">1238. 413222</text:p>
        <text:p text:style-name="P1">1239. 413223</text:p>
        <text:p text:style-name="P1">1240. 413224</text:p>
        <text:p text:style-name="P1">1241. 413231</text:p>
        <text:p text:style-name="P1">1242. 413232</text:p>
        <text:p text:style-name="P1">1243. 413233</text:p>
        <text:p text:style-name="P1">1244. 413234</text:p>
        <text:p text:style-name="P1">1245. 413241</text:p>
        <text:p text:style-name="P1">1246. 413242</text:p>
        <text:p text:style-name="P1">1247. 413243</text:p>
        <text:p text:style-name="P1">1248. 413244</text:p>
        <text:p text:style-name="P1">1249. 413312</text:p>
        <text:p text:style-name="P1">1250. 413321</text:p>
        <text:p text:style-name="P1">1251. 413322</text:p>
        <text:p text:style-name="P1">1252. 413323</text:p>
        <text:p text:style-name="P1">1253. 413324</text:p>
        <text:p text:style-name="P1">1254. 413332</text:p>
        <text:p text:style-name="P1">1255. 413342</text:p>
        <text:p text:style-name="P1">1256. 413412</text:p>
        <text:p text:style-name="P1"><text:soft-page-break/>1257. 413421</text:p>
        <text:p text:style-name="P1">1258. 413422</text:p>
        <text:p text:style-name="P1">1259. 413423</text:p>
        <text:p text:style-name="P1">1260. 413424</text:p>
        <text:p text:style-name="P1">1261. 413432</text:p>
        <text:p text:style-name="P1">1262. 413442</text:p>
        <text:p text:style-name="P1">1263. 414123</text:p>
        <text:p text:style-name="P1">1264. 414132</text:p>
        <text:p text:style-name="P1">1265. 414213</text:p>
        <text:p text:style-name="P1">1266. 414223</text:p>
        <text:p text:style-name="P1">1267. 414231</text:p>
        <text:p text:style-name="P1">1268. 414232</text:p>
        <text:p text:style-name="P1">1269. 414233</text:p>
        <text:p text:style-name="P1">1270. 414234</text:p>
        <text:p text:style-name="P1">1271. 414243</text:p>
        <text:p text:style-name="P1">1272. 414312</text:p>
        <text:p text:style-name="P1">1273. 414321</text:p>
        <text:p text:style-name="P1">1274. 414322</text:p>
        <text:p text:style-name="P1">1275. 414323</text:p>
        <text:p text:style-name="P1">1276. 414324</text:p>
        <text:p text:style-name="P1">1277. 414332</text:p>
        <text:p text:style-name="P1">1278. 414342</text:p>
        <text:p text:style-name="P1">1279. 414423</text:p>
        <text:p text:style-name="P1">1280. 414432</text:p>
        <text:p text:style-name="P1">1281. 421113</text:p>
        <text:p text:style-name="P1">1282. 421123</text:p>
        <text:p text:style-name="P1">1283. 421131</text:p>
        <text:p text:style-name="P1">1284. 421132</text:p>
        <text:p text:style-name="P1">1285. 421133</text:p>
        <text:p text:style-name="P1">1286. 421134</text:p>
        <text:p text:style-name="P1">1287. 421143</text:p>
        <text:p text:style-name="P1">1288. 421213</text:p>
        <text:p text:style-name="P1">1289. 421223</text:p>
        <text:p text:style-name="P1">1290. 421231</text:p>
        <text:p text:style-name="P1">1291. 421232</text:p>
        <text:p text:style-name="P1">1292. 421233</text:p>
        <text:p text:style-name="P1">1293. 421234</text:p>
        <text:p text:style-name="P1">1294. 421243</text:p>
        <text:p text:style-name="P1">1295. 421311</text:p>
        <text:p text:style-name="P1">1296. 421312</text:p>
        <text:p text:style-name="P1">1297. 421313</text:p>
        <text:p text:style-name="P1">1298. 421314</text:p>
        <text:p text:style-name="P1">1299. 421321</text:p>
        <text:p text:style-name="P1">1300. 421322</text:p>
        <text:p text:style-name="P1">1301. 421323</text:p>
        <text:p text:style-name="P1">1302. 421324</text:p>
        <text:p text:style-name="P1">1303. 421331</text:p>
        <text:p text:style-name="P1">1304. 421332</text:p>
        <text:p text:style-name="P1">1305. 421333</text:p>
        <text:p text:style-name="P1">1306. 421334</text:p>
        <text:p text:style-name="P1">1307. 421341</text:p>
        <text:p text:style-name="P1">1308. 421342</text:p>
        <text:p text:style-name="P1">1309. 421343</text:p>
        <text:p text:style-name="P1">1310. 421344</text:p>
        <text:p text:style-name="P1">1311. 421413</text:p>
        <text:p text:style-name="P1">1312. 421423</text:p>
        <text:p text:style-name="P1">1313. 421431</text:p>
        <text:p text:style-name="P1">1314. 421432</text:p>
        <text:p text:style-name="P1">1315. 421433</text:p>
        <text:p text:style-name="P1">1316. 421434</text:p>
        <text:p text:style-name="P1">1317. 421443</text:p>
        <text:p text:style-name="P1">1318. 422113</text:p>
        <text:p text:style-name="P1">1319. 422123</text:p>
        <text:p text:style-name="P1">1320. 422131</text:p>
        <text:p text:style-name="P1">1321. 422132</text:p>
        <text:p text:style-name="P1">1322. 422133</text:p>
        <text:p text:style-name="P1">1323. 422134</text:p>
        <text:p text:style-name="P1">1324. 422143</text:p>
        <text:p text:style-name="P1">1325. 422213</text:p>
        <text:p text:style-name="P1">1326. 422231</text:p>
        <text:p text:style-name="P1">1327. 422311</text:p>
        <text:p text:style-name="P1">1328. 422312</text:p>
        <text:p text:style-name="P1">1329. 422313</text:p>
        <text:p text:style-name="P1">1330. 422314</text:p>
        <text:p text:style-name="P1">1331. 422321</text:p>
        <text:p text:style-name="P1">1332. 422331</text:p>
        <text:p text:style-name="P1">1333. 422341</text:p>
        <text:p text:style-name="P1">1334. 422413</text:p>
        <text:p text:style-name="P1">1335. 422431</text:p>
        <text:p text:style-name="P1">1336. 423111</text:p>
        <text:p text:style-name="P1">1337. 423112</text:p>
        <text:p text:style-name="P1">1338. 423113</text:p>
        <text:p text:style-name="P1">1339. 423114</text:p>
        <text:p text:style-name="P1">1340. 423121</text:p>
        <text:p text:style-name="P1">1341. 423122</text:p>
        <text:p text:style-name="P1">1342. 423123</text:p>
        <text:p text:style-name="P1">1343. 423124</text:p>
        <text:p text:style-name="P1">1344. 423131</text:p>
        <text:p text:style-name="P1">1345. 423132</text:p>
        <text:p text:style-name="P1">1346. 423133</text:p>
        <text:p text:style-name="P1">1347. 423134</text:p>
        <text:p text:style-name="P1">1348. 423141</text:p>
        <text:p text:style-name="P1">1349. 423142</text:p>
        <text:p text:style-name="P1">1350. 423143</text:p>
        <text:p text:style-name="P1">1351. 423144</text:p>
        <text:p text:style-name="P1">1352. 423211</text:p>
        <text:p text:style-name="P1">1353. 423212</text:p>
        <text:p text:style-name="P1">1354. 423213</text:p>
        <text:p text:style-name="P1">1355. 423214</text:p>
        <text:p text:style-name="P1">1356. 423221</text:p>
        <text:p text:style-name="P1">1357. 423231</text:p>
        <text:p text:style-name="P1">1358. 423241</text:p>
        <text:p text:style-name="P1">1359. 423311</text:p>
        <text:p text:style-name="P1">1360. 423312</text:p>
        <text:p text:style-name="P1">1361. 423313</text:p>
        <text:p text:style-name="P1">1362. 423314</text:p>
        <text:p text:style-name="P1">1363. 423321</text:p>
        <text:p text:style-name="P1">1364. 423331</text:p>
        <text:p text:style-name="P1">1365. 423341</text:p>
        <text:p text:style-name="P1">1366. 423411</text:p>
        <text:p text:style-name="P1">1367. 423412</text:p>
        <text:p text:style-name="P1">1368. 423413</text:p>
        <text:p text:style-name="P1">1369. 423414</text:p>
        <text:p text:style-name="P1">1370. 423421</text:p>
        <text:p text:style-name="P1">1371. 423431</text:p>
        <text:p text:style-name="P1">1372. 423441</text:p>
        <text:p text:style-name="P1">1373. 424113</text:p>
        <text:p text:style-name="P1">1374. 424123</text:p>
        <text:p text:style-name="P1">1375. 424131</text:p>
        <text:p text:style-name="P1">1376. 424132</text:p>
        <text:p text:style-name="P1">1377. 424133</text:p>
        <text:p text:style-name="P1">1378. 424134</text:p>
        <text:p text:style-name="P1">1379. 424143</text:p>
        <text:p text:style-name="P1">1380. 424213</text:p>
        <text:p text:style-name="P1">1381. 424231</text:p>
        <text:p text:style-name="P1">1382. 424311</text:p>
        <text:p text:style-name="P1">1383. 424312</text:p>
        <text:p text:style-name="P1">1384. 424313</text:p>
        <text:p text:style-name="P1">1385. 424314</text:p>
        <text:p text:style-name="P1">1386. 424321</text:p>
        <text:p text:style-name="P1">1387. 424331</text:p>
        <text:p text:style-name="P1">1388. 424341</text:p>
        <text:p text:style-name="P1">1389. 424413</text:p>
        <text:p text:style-name="P1">1390. 424431</text:p>
        <text:p text:style-name="P1">1391. 431112</text:p>
        <text:p text:style-name="P1">1392. 431121</text:p>
        <text:p text:style-name="P1">1393. 431122</text:p>
        <text:p text:style-name="P1">1394. 431123</text:p>
        <text:p text:style-name="P1">1395. 431124</text:p>
        <text:p text:style-name="P1">1396. 431132</text:p>
        <text:p text:style-name="P1">1397. 431142</text:p>
        <text:p text:style-name="P1">1398. 431211</text:p>
        <text:p text:style-name="P1">1399. 431212</text:p>
        <text:p text:style-name="P1">1400. 431213</text:p>
        <text:p text:style-name="P1">1401. 431214</text:p>
        <text:p text:style-name="P1">1402. 431221</text:p>
        <text:p text:style-name="P1">1403. 431222</text:p>
        <text:p text:style-name="P1">1404. 431223</text:p>
        <text:p text:style-name="P1">1405. 431224</text:p>
        <text:p text:style-name="P1">1406. 431231</text:p>
        <text:p text:style-name="P1">1407. 431232</text:p>
        <text:p text:style-name="P1">1408. 431233</text:p>
        <text:p text:style-name="P1">1409. 431234</text:p>
        <text:p text:style-name="P1">1410. 431241</text:p>
        <text:p text:style-name="P1">1411. 431242</text:p>
        <text:p text:style-name="P1">1412. 431243</text:p>
        <text:p text:style-name="P1">1413. 431244</text:p>
        <text:p text:style-name="P1">1414. 431312</text:p>
        <text:p text:style-name="P1">1415. 431321</text:p>
        <text:p text:style-name="P1">1416. 431322</text:p>
        <text:p text:style-name="P1">1417. 431323</text:p>
        <text:p text:style-name="P1">1418. 431324</text:p>
        <text:p text:style-name="P1">1419. 431332</text:p>
        <text:p text:style-name="P1">1420. 431342</text:p>
        <text:p text:style-name="P1">1421. 431412</text:p>
        <text:p text:style-name="P1">1422. 431421</text:p>
        <text:p text:style-name="P1">1423. 431422</text:p>
        <text:p text:style-name="P1">1424. 431423</text:p>
        <text:p text:style-name="P1">1425. 431424</text:p>
        <text:p text:style-name="P1">1426. 431432</text:p>
        <text:p text:style-name="P1">1427. 431442</text:p>
        <text:p text:style-name="P1">1428. 432111</text:p>
        <text:p text:style-name="P1">1429. 432112</text:p>
        <text:p text:style-name="P1">1430. 432113</text:p>
        <text:p text:style-name="P1">1431. 432114</text:p>
        <text:p text:style-name="P1">1432. 432121</text:p>
        <text:p text:style-name="P1">1433. 432122</text:p>
        <text:p text:style-name="P1">1434. 432123</text:p>
        <text:p text:style-name="P1">1435. 432124</text:p>
        <text:p text:style-name="P1">1436. 432131</text:p>
        <text:p text:style-name="P1">1437. 432132</text:p>
        <text:p text:style-name="P1">1438. 432133</text:p>
        <text:p text:style-name="P1">1439. 432134</text:p>
        <text:p text:style-name="P1">1440. 432141</text:p>
        <text:p text:style-name="P1">1441. 432142</text:p>
        <text:p text:style-name="P1">1442. 432143</text:p>
        <text:p text:style-name="P1">1443. 432144</text:p>
        <text:p text:style-name="P1">1444. 432211</text:p>
        <text:p text:style-name="P1">1445. 432212</text:p>
        <text:p text:style-name="P1">1446. 432213</text:p>
        <text:p text:style-name="P1">1447. 432214</text:p>
        <text:p text:style-name="P1">1448. 432221</text:p>
        <text:p text:style-name="P1">1449. 432231</text:p>
        <text:p text:style-name="P1">1450. 432241</text:p>
        <text:p text:style-name="P1">1451. 432311</text:p>
        <text:p text:style-name="P1">1452. 432312</text:p>
        <text:p text:style-name="P1"><text:soft-page-break/>1453. 432313</text:p>
        <text:p text:style-name="P1">1454. 432314</text:p>
        <text:p text:style-name="P1">1455. 432321</text:p>
        <text:p text:style-name="P1">1456. 432331</text:p>
        <text:p text:style-name="P1">1457. 432341</text:p>
        <text:p text:style-name="P1">1458. 432411</text:p>
        <text:p text:style-name="P1">1459. 432412</text:p>
        <text:p text:style-name="P1">1460. 432413</text:p>
        <text:p text:style-name="P1">1461. 432414</text:p>
        <text:p text:style-name="P1">1462. 432421</text:p>
        <text:p text:style-name="P1">1463. 432431</text:p>
        <text:p text:style-name="P1">1464. 432441</text:p>
        <text:p text:style-name="P1">1465. 433112</text:p>
        <text:p text:style-name="P1">1466. 433121</text:p>
        <text:p text:style-name="P1">1467. 433122</text:p>
        <text:p text:style-name="P1">1468. 433123</text:p>
        <text:p text:style-name="P1">1469. 433124</text:p>
        <text:p text:style-name="P1">1470. 433132</text:p>
        <text:p text:style-name="P1">1471. 433142</text:p>
        <text:p text:style-name="P1">1472. 433211</text:p>
        <text:p text:style-name="P1">1473. 433212</text:p>
        <text:p text:style-name="P1">1474. 433213</text:p>
        <text:p text:style-name="P1">1475. 433214</text:p>
        <text:p text:style-name="P1">1476. 433221</text:p>
        <text:p text:style-name="P1">1477. 433231</text:p>
        <text:p text:style-name="P1">1478. 433241</text:p>
        <text:p text:style-name="P1">1479. 433312</text:p>
        <text:p text:style-name="P1">1480. 433321</text:p>
        <text:p text:style-name="P1">1481. 433412</text:p>
        <text:p text:style-name="P1">1482. 433421</text:p>
        <text:p text:style-name="P1">1483. 434112</text:p>
        <text:p text:style-name="P1">1484. 434121</text:p>
        <text:p text:style-name="P1">1485. 434122</text:p>
        <text:p text:style-name="P1">1486. 434123</text:p>
        <text:p text:style-name="P1">1487. 434124</text:p>
        <text:p text:style-name="P1">1488. 434132</text:p>
        <text:p text:style-name="P1">1489. 434142</text:p>
        <text:p text:style-name="P1">1490. 434211</text:p>
        <text:p text:style-name="P1">1491. 434212</text:p>
        <text:p text:style-name="P1">1492. 434213</text:p>
        <text:p text:style-name="P1">1493. 434214</text:p>
        <text:p text:style-name="P1">1494. 434221</text:p>
        <text:p text:style-name="P1">1495. 434231</text:p>
        <text:p text:style-name="P1">1496. 434241</text:p>
        <text:p text:style-name="P1">1497. 434312</text:p>
        <text:p text:style-name="P1">1498. 434321</text:p>
        <text:p text:style-name="P1">1499. 434412</text:p>
        <text:p text:style-name="P1">1500. 434421</text:p>
        <text:p text:style-name="P1">1501. 441123</text:p>
        <text:p text:style-name="P1">1502. 441132</text:p>
        <text:p text:style-name="P1">1503. 441213</text:p>
        <text:p text:style-name="P1">1504. 441223</text:p>
        <text:p text:style-name="P1">1505. 441231</text:p>
        <text:p text:style-name="P1">1506. 441232</text:p>
        <text:p text:style-name="P1">1507. 441233</text:p>
        <text:p text:style-name="P1">1508. 441234</text:p>
        <text:p text:style-name="P1">1509. 441243</text:p>
        <text:p text:style-name="P1">1510. 441312</text:p>
        <text:p text:style-name="P1">1511. 441321</text:p>
        <text:p text:style-name="P1">1512. 441322</text:p>
        <text:p text:style-name="P1">1513. 441323</text:p>
        <text:p text:style-name="P1">1514. 441324</text:p>
        <text:p text:style-name="P1">1515. 441332</text:p>
        <text:p text:style-name="P1">1516. 441342</text:p>
        <text:p text:style-name="P1">1517. 441423</text:p>
        <text:p text:style-name="P1">1518. 441432</text:p>
        <text:p text:style-name="P1">1519. 442113</text:p>
        <text:p text:style-name="P1">1520. 442123</text:p>
        <text:p text:style-name="P1">1521. 442131</text:p>
        <text:p text:style-name="P1">1522. 442132</text:p>
        <text:p text:style-name="P1">1523. 442133</text:p>
        <text:p text:style-name="P1">1524. 442134</text:p>
        <text:p text:style-name="P1">1525. 442143</text:p>
        <text:p text:style-name="P1">1526. 442213</text:p>
        <text:p text:style-name="P1">1527. 442231</text:p>
        <text:p text:style-name="P1">1528. 442311</text:p>
        <text:p text:style-name="P1">1529. 442312</text:p>
        <text:p text:style-name="P1">1530. 442313</text:p>
        <text:p text:style-name="P1">1531. 442314</text:p>
        <text:p text:style-name="P1">1532. 442321</text:p>
        <text:p text:style-name="P1">1533. 442331</text:p>
        <text:p text:style-name="P1">1534. 442341</text:p>
        <text:p text:style-name="P1">1535. 442413</text:p>
        <text:p text:style-name="P1">1536. 442431</text:p>
        <text:p text:style-name="P1">1537. 443112</text:p>
        <text:p text:style-name="P1">1538. 443121</text:p>
        <text:p text:style-name="P1">1539. 443122</text:p>
        <text:p text:style-name="P1">1540. 443123</text:p>
        <text:p text:style-name="P1">1541. 443124</text:p>
        <text:p text:style-name="P1">1542. 443132</text:p>
        <text:p text:style-name="P1">1543. 443142</text:p>
        <text:p text:style-name="P1">1544. 443211</text:p>
        <text:p text:style-name="P1">1545. 443212</text:p>
        <text:p text:style-name="P1">1546. 443213</text:p>
        <text:p text:style-name="P1">1547. 443214</text:p>
        <text:p text:style-name="P1">1548. 443221</text:p>
        <text:p text:style-name="P1">1549. 443231</text:p>
        <text:p text:style-name="P1">1550. 443241</text:p>
        <text:p text:style-name="P1">1551. 443312</text:p>
        <text:p text:style-name="P1">1552. 443321</text:p>
        <text:p text:style-name="P1">1553. 443412</text:p>
        <text:p text:style-name="P1">1554. 443421</text:p>
        <text:p text:style-name="P1">1555. 444123</text:p>
        <text:p text:style-name="P1">1556. 444132</text:p>
        <text:p text:style-name="P1">1557. 444213</text:p>
        <text:p text:style-name="P1">1558. 444231</text:p>
        <text:p text:style-name="P1">1559. 444312</text:p>
        <text:p text:style-name="P1">1560. 444321</text:p>
        <text:p text:style-name="P1"/>
        <text:p text:style-name="P1">Unique Sequences using All Four Mallets</text:p>
        <text:p text:style-name="P1">1. 111234</text:p>
        <text:p text:style-name="P1">2. 111243</text:p>
        <text:p text:style-name="P1">3. 111324</text:p>
        <text:p text:style-name="P1">4. 111342</text:p>
        <text:p text:style-name="P1">5. 111423</text:p>
        <text:p text:style-name="P1">6. 111432</text:p>
        <text:p text:style-name="P1">7. 112134</text:p>
        <text:p text:style-name="P1">8. 112143</text:p>
        <text:p text:style-name="P1">9. 112234</text:p>
        <text:p text:style-name="P1">10. 112243</text:p>
        <text:p text:style-name="P1">11. 112314</text:p>
        <text:p text:style-name="P1">12. 112324</text:p>
        <text:p text:style-name="P1">13. 112334</text:p>
        <text:p text:style-name="P1">14. 112342</text:p>
        <text:p text:style-name="P1">15. 112343</text:p>
        <text:p text:style-name="P1">16. 112344</text:p>
        <text:p text:style-name="P1">17. 112413</text:p>
        <text:p text:style-name="P1">18. 112423</text:p>
        <text:p text:style-name="P1">19. 112432</text:p>
        <text:p text:style-name="P1">20. 112433</text:p>
        <text:p text:style-name="P1">21. 112434</text:p>
        <text:p text:style-name="P1">22. 112443</text:p>
        <text:p text:style-name="P1">23. 113124</text:p>
        <text:p text:style-name="P1">24. 113142</text:p>
        <text:p text:style-name="P1">25. 113214</text:p>
        <text:p text:style-name="P1">26. 113224</text:p>
        <text:p text:style-name="P1">27. 113234</text:p>
        <text:p text:style-name="P1">28. 113242</text:p>
        <text:p text:style-name="P1">29. 113243</text:p>
        <text:p text:style-name="P1">30. 113244</text:p>
        <text:p text:style-name="P1">31. 113324</text:p>
        <text:p text:style-name="P1">32. 113342</text:p>
        <text:p text:style-name="P1">33. 113412</text:p>
        <text:p text:style-name="P1">34. 113422</text:p>
        <text:p text:style-name="P1">35. 113423</text:p>
        <text:p text:style-name="P1">36. 113424</text:p>
        <text:p text:style-name="P1">37. 113432</text:p>
        <text:p text:style-name="P1">38. 113442</text:p>
        <text:p text:style-name="P1">39. 114123</text:p>
        <text:p text:style-name="P1">40. 114132</text:p>
        <text:p text:style-name="P1">41. 114213</text:p>
        <text:p text:style-name="P1">42. 114223</text:p>
        <text:p text:style-name="P1">43. 114232</text:p>
        <text:p text:style-name="P1">44. 114233</text:p>
        <text:p text:style-name="P1">45. 114234</text:p>
        <text:p text:style-name="P1">46. 114243</text:p>
        <text:p text:style-name="P1">47. 114312</text:p>
        <text:p text:style-name="P1">48. 114322</text:p>
        <text:p text:style-name="P1">49. 114323</text:p>
        <text:p text:style-name="P1">50. 114324</text:p>
        <text:p text:style-name="P1">51. 114332</text:p>
        <text:p text:style-name="P1">52. 114342</text:p>
        <text:p text:style-name="P1">53. 114423</text:p>
        <text:p text:style-name="P1">54. 114432</text:p>
        <text:p text:style-name="P1">55. 121234</text:p>
        <text:p text:style-name="P1">56. 121243</text:p>
        <text:p text:style-name="P1">57. 121314</text:p>
        <text:p text:style-name="P1">58. 121324</text:p>
        <text:p text:style-name="P1">59. 121334</text:p>
        <text:p text:style-name="P1">60. 121342</text:p>
        <text:p text:style-name="P1">61. 121343</text:p>
        <text:p text:style-name="P1">62. 121344</text:p>
        <text:p text:style-name="P1">63. 121413</text:p>
        <text:p text:style-name="P1">64. 121423</text:p>
        <text:p text:style-name="P1">65. 121432</text:p>
        <text:p text:style-name="P1">66. 121433</text:p>
        <text:p text:style-name="P1">67. 121434</text:p>
        <text:p text:style-name="P1">68. 121443</text:p>
        <text:p text:style-name="P1">69. 122134</text:p>
        <text:p text:style-name="P1">70. 122143</text:p>
        <text:p text:style-name="P1">71. 122234</text:p>
        <text:p text:style-name="P1">72. 122243</text:p>
        <text:p text:style-name="P1">73. 122314</text:p>
        <text:p text:style-name="P1">74. 122324</text:p>
        <text:p text:style-name="P1">75. 122334</text:p>
        <text:p text:style-name="P1">76. 122342</text:p>
        <text:p text:style-name="P1">77. 122343</text:p>
        <text:p text:style-name="P1">78. 122344</text:p>
        <text:p text:style-name="P1">79. 122413</text:p>
        <text:p text:style-name="P1">80. 122423</text:p>
        <text:p text:style-name="P1">81. 122432</text:p>
        <text:p text:style-name="P1">82. 122433</text:p>
        <text:p text:style-name="P1">83. 122434</text:p>
        <text:p text:style-name="P1">84. 122443</text:p>
        <text:p text:style-name="P1"><text:soft-page-break/>85. 123124</text:p>
        <text:p text:style-name="P1">86. 123134</text:p>
        <text:p text:style-name="P1">87. 123142</text:p>
        <text:p text:style-name="P1">88. 123143</text:p>
        <text:p text:style-name="P1">89. 123144</text:p>
        <text:p text:style-name="P1">90. 123214</text:p>
        <text:p text:style-name="P1">91. 123224</text:p>
        <text:p text:style-name="P1">92. 123234</text:p>
        <text:p text:style-name="P1">93. 123242</text:p>
        <text:p text:style-name="P1">94. 123243</text:p>
        <text:p text:style-name="P1">95. 123244</text:p>
        <text:p text:style-name="P1">96. 123314</text:p>
        <text:p text:style-name="P1">97. 123324</text:p>
        <text:p text:style-name="P1">98. 123334</text:p>
        <text:p text:style-name="P1">99. 123342</text:p>
        <text:p text:style-name="P1">100. 123343</text:p>
        <text:p text:style-name="P1">101. 123344</text:p>
        <text:p text:style-name="P1">102. 123413</text:p>
        <text:p text:style-name="P1">103. 123414</text:p>
        <text:p text:style-name="P1">104. 123422</text:p>
        <text:p text:style-name="P1">105. 123423</text:p>
        <text:p text:style-name="P1">106. 123424</text:p>
        <text:p text:style-name="P1">107. 123432</text:p>
        <text:p text:style-name="P1">108. 123433</text:p>
        <text:p text:style-name="P1">109. 123434</text:p>
        <text:p text:style-name="P1">110. 123442</text:p>
        <text:p text:style-name="P1">111. 123443</text:p>
        <text:p text:style-name="P1">112. 123444</text:p>
        <text:p text:style-name="P1">113. 124132</text:p>
        <text:p text:style-name="P1">114. 124133</text:p>
        <text:p text:style-name="P1">115. 124134</text:p>
        <text:p text:style-name="P1">116. 124143</text:p>
        <text:p text:style-name="P1">117. 124213</text:p>
        <text:p text:style-name="P1">118. 124223</text:p>
        <text:p text:style-name="P1">119. 124232</text:p>
        <text:p text:style-name="P1">120. 124233</text:p>
        <text:p text:style-name="P1">121. 124234</text:p>
        <text:p text:style-name="P1">122. 124243</text:p>
        <text:p text:style-name="P1">123. 124313</text:p>
        <text:p text:style-name="P1">124. 124314</text:p>
        <text:p text:style-name="P1">125. 124322</text:p>
        <text:p text:style-name="P1">126. 124323</text:p>
        <text:p text:style-name="P1">127. 124324</text:p>
        <text:p text:style-name="P1">128. 124332</text:p>
        <text:p text:style-name="P1">129. 124333</text:p>
        <text:p text:style-name="P1">130. 124334</text:p>
        <text:p text:style-name="P1">131. 124342</text:p>
        <text:p text:style-name="P1">132. 124343</text:p>
        <text:p text:style-name="P1">133. 124344</text:p>
        <text:p text:style-name="P1">134. 124413</text:p>
        <text:p text:style-name="P1">135. 124423</text:p>
        <text:p text:style-name="P1">136. 124432</text:p>
        <text:p text:style-name="P1">137. 124433</text:p>
        <text:p text:style-name="P1">138. 124434</text:p>
        <text:p text:style-name="P1">139. 124443</text:p>
        <text:p text:style-name="P1">140. 131324</text:p>
        <text:p text:style-name="P1">141. 131342</text:p>
        <text:p text:style-name="P1">142. 131422</text:p>
        <text:p text:style-name="P1">143. 131423</text:p>
        <text:p text:style-name="P1">144. 131424</text:p>
        <text:p text:style-name="P1">145. 131432</text:p>
        <text:p text:style-name="P1">146. 131442</text:p>
        <text:p text:style-name="P1">147. 132134</text:p>
        <text:p text:style-name="P1">148. 132142</text:p>
        <text:p text:style-name="P1">149. 132143</text:p>
        <text:p text:style-name="P1">150. 132144</text:p>
        <text:p text:style-name="P1">151. 132214</text:p>
        <text:p text:style-name="P1">152. 132224</text:p>
        <text:p text:style-name="P1">153. 132234</text:p>
        <text:p text:style-name="P1">154. 132242</text:p>
        <text:p text:style-name="P1">155. 132243</text:p>
        <text:p text:style-name="P1">156. 132244</text:p>
        <text:p text:style-name="P1">157. 132314</text:p>
        <text:p text:style-name="P1">158. 132324</text:p>
        <text:p text:style-name="P1">159. 132334</text:p>
        <text:p text:style-name="P1">160. 132342</text:p>
        <text:p text:style-name="P1">161. 132343</text:p>
        <text:p text:style-name="P1">162. 132344</text:p>
        <text:p text:style-name="P1">163. 132414</text:p>
        <text:p text:style-name="P1">164. 132422</text:p>
        <text:p text:style-name="P1">165. 132423</text:p>
        <text:p text:style-name="P1">166. 132424</text:p>
        <text:p text:style-name="P1">167. 132432</text:p>
        <text:p text:style-name="P1">168. 132433</text:p>
        <text:p text:style-name="P1">169. 132434</text:p>
        <text:p text:style-name="P1">170. 132442</text:p>
        <text:p text:style-name="P1">171. 132443</text:p>
        <text:p text:style-name="P1">172. 132444</text:p>
        <text:p text:style-name="P1">173. 133142</text:p>
        <text:p text:style-name="P1">174. 133214</text:p>
        <text:p text:style-name="P1">175. 133224</text:p>
        <text:p text:style-name="P1">176. 133234</text:p>
        <text:p text:style-name="P1">177. 133242</text:p>
        <text:p text:style-name="P1">178. 133243</text:p>
        <text:p text:style-name="P1">179. 133244</text:p>
        <text:p text:style-name="P1">180. 133324</text:p>
        <text:p text:style-name="P1">181. 133342</text:p>
        <text:p text:style-name="P1">182. 133422</text:p>
        <text:p text:style-name="P1">183. 133423</text:p>
        <text:p text:style-name="P1">184. 133424</text:p>
        <text:p text:style-name="P1">185. 133432</text:p>
        <text:p text:style-name="P1">186. 133442</text:p>
        <text:p text:style-name="P1">187. 134142</text:p>
        <text:p text:style-name="P1">188. 134214</text:p>
        <text:p text:style-name="P1">189. 134222</text:p>
        <text:p text:style-name="P1">190. 134223</text:p>
        <text:p text:style-name="P1">191. 134224</text:p>
        <text:p text:style-name="P1">192. 134232</text:p>
        <text:p text:style-name="P1">193. 134233</text:p>
        <text:p text:style-name="P1">194. 134234</text:p>
        <text:p text:style-name="P1">195. 134242</text:p>
        <text:p text:style-name="P1">196. 134243</text:p>
        <text:p text:style-name="P1">197. 134244</text:p>
        <text:p text:style-name="P1">198. 134322</text:p>
        <text:p text:style-name="P1">199. 134323</text:p>
        <text:p text:style-name="P1">200. 134324</text:p>
        <text:p text:style-name="P1">201. 134332</text:p>
        <text:p text:style-name="P1">202. 134342</text:p>
        <text:p text:style-name="P1">203. 134422</text:p>
        <text:p text:style-name="P1">204. 134423</text:p>
        <text:p text:style-name="P1">205. 134424</text:p>
        <text:p text:style-name="P1">206. 134432</text:p>
        <text:p text:style-name="P1">207. 134442</text:p>
        <text:p text:style-name="P1">208. 141423</text:p>
        <text:p text:style-name="P1">209. 141432</text:p>
        <text:p text:style-name="P1">210. 142143</text:p>
        <text:p text:style-name="P1">211. 142223</text:p>
        <text:p text:style-name="P1">212. 142232</text:p>
        <text:p text:style-name="P1">213. 142233</text:p>
        <text:p text:style-name="P1">214. 142234</text:p>
        <text:p text:style-name="P1">215. 142243</text:p>
        <text:p text:style-name="P1">216. 142322</text:p>
        <text:p text:style-name="P1">217. 142323</text:p>
        <text:p text:style-name="P1">218. 142324</text:p>
        <text:p text:style-name="P1">219. 142332</text:p>
        <text:p text:style-name="P1">220. 142333</text:p>
        <text:p text:style-name="P1">221. 142334</text:p>
        <text:p text:style-name="P1">222. 142342</text:p>
        <text:p text:style-name="P1">223. 142343</text:p>
        <text:p text:style-name="P1">224. 142344</text:p>
        <text:p text:style-name="P1">225. 142423</text:p>
        <text:p text:style-name="P1">226. 142432</text:p>
        <text:p text:style-name="P1">227. 142433</text:p>
        <text:p text:style-name="P1">228. 142434</text:p>
        <text:p text:style-name="P1">229. 142443</text:p>
        <text:p text:style-name="P1">230. 143222</text:p>
        <text:p text:style-name="P1">231. 143223</text:p>
        <text:p text:style-name="P1">232. 143224</text:p>
        <text:p text:style-name="P1">233. 143232</text:p>
        <text:p text:style-name="P1">234. 143233</text:p>
        <text:p text:style-name="P1">235. 143234</text:p>
        <text:p text:style-name="P1">236. 143242</text:p>
        <text:p text:style-name="P1">237. 143243</text:p>
        <text:p text:style-name="P1">238. 143244</text:p>
        <text:p text:style-name="P1">239. 143322</text:p>
        <text:p text:style-name="P1">240. 143323</text:p>
        <text:p text:style-name="P1">241. 143324</text:p>
        <text:p text:style-name="P1">242. 143332</text:p>
        <text:p text:style-name="P1">243. 143342</text:p>
        <text:p text:style-name="P1">244. 143422</text:p>
        <text:p text:style-name="P1">245. 143423</text:p>
        <text:p text:style-name="P1">246. 143424</text:p>
        <text:p text:style-name="P1">247. 143432</text:p>
        <text:p text:style-name="P1">248. 143442</text:p>
        <text:p text:style-name="P1">249. 144223</text:p>
        <text:p text:style-name="P1">250. 144232</text:p>
        <text:p text:style-name="P1">251. 144233</text:p>
        <text:p text:style-name="P1">252. 144234</text:p>
        <text:p text:style-name="P1">253. 144243</text:p>
        <text:p text:style-name="P1">254. 144322</text:p>
        <text:p text:style-name="P1">255. 144323</text:p>
        <text:p text:style-name="P1">256. 144324</text:p>
        <text:p text:style-name="P1">257. 144332</text:p>
        <text:p text:style-name="P1">258. 144342</text:p>
        <text:p text:style-name="P1">259. 144423</text:p>
        <text:p text:style-name="P1">260. 144432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shelf Symbol 7" svg:font-family="'Bookshelf Symbol 7'" style:font-pitch="variable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SimSun" svg:font-family="NSimSun" style:font-family-generic="modern" style:font-pitch="fixed"/>
    <style:font-face style:name="Sitka Heading" svg:font-family="'Sitka Heading'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Overman</meta:initial-creator>
    <meta:creation-date>2016-09-13T10:51:52.05</meta:creation-date>
    <dc:date>2016-09-13T11:02:34.83</dc:date>
    <dc:creator>Michael Overman</dc:creator>
    <meta:editing-duration>PT6M35S</meta:editing-duration>
    <meta:editing-cycles>1</meta:editing-cycles>
    <meta:generator>OpenOffice/4.1.2$Win32 OpenOffice.org_project/412m3$Build-9782</meta:generator>
    <meta:printed-by>Michael Overman</meta:printed-by>
    <meta:print-date>2016-09-13T10:59:37.92</meta:print-date>
    <meta:document-statistic meta:table-count="0" meta:image-count="0" meta:object-count="0" meta:page-count="13" meta:paragraph-count="2523" meta:word-count="5052" meta:character-count="28032"/>
  </office:meta>
</office:document-meta>
</file>